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paragraph-properties fo:margin-top="0in" fo:margin-bottom="0in" loext:contextual-spacing="false"/>
    </style:style>
    <style:style style:name="P44" style:family="paragraph" style:parent-style-name="Text_20_body" style:list-style-name="L1">
      <style:paragraph-properties fo:margin-top="0in" fo:margin-bottom="0in" loext:contextual-spacing="false"/>
    </style:style>
    <style:style style:name="P45" style:family="paragraph" style:parent-style-name="Text_20_body" style:list-style-name="L2">
      <style:paragraph-properties fo:margin-top="0in" fo:margin-bottom="0in" loext:contextual-spacing="false"/>
    </style:style>
    <style:style style:name="P46" style:family="paragraph" style:parent-style-name="Text_20_body" style:list-style-name="L3">
      <style:paragraph-properties fo:margin-top="0in" fo:margin-bottom="0in" loext:contextual-spacing="false"/>
    </style:style>
    <style:style style:name="P47" style:family="paragraph" style:parent-style-name="Text_20_body" style:list-style-name="L4">
      <style:paragraph-properties fo:margin-top="0in" fo:margin-bottom="0in" loext:contextual-spacing="false"/>
    </style:style>
    <style:style style:name="P48" style:family="paragraph" style:parent-style-name="Text_20_body" style:list-style-name="L5">
      <style:paragraph-properties fo:margin-top="0in" fo:margin-bottom="0in" loext:contextual-spacing="false"/>
    </style:style>
    <style:style style:name="P49" style:family="paragraph" style:parent-style-name="Text_20_body" style:list-style-name="L38">
      <style:paragraph-properties fo:margin-top="0in" fo:margin-bottom="0in" loext:contextual-spacing="false"/>
    </style:style>
    <style:style style:name="P50" style:family="paragraph" style:parent-style-name="Text_20_body" style:list-style-name="L39">
      <style:paragraph-properties fo:margin-top="0in" fo:margin-bottom="0in" loext:contextual-spacing="false"/>
    </style:style>
    <style:style style:name="P51" style:family="paragraph" style:parent-style-name="Text_20_body" style:list-style-name="L41">
      <style:paragraph-properties fo:margin-top="0in" fo:margin-bottom="0in" loext:contextual-spacing="false"/>
    </style:style>
    <style:style style:name="P52" style:family="paragraph" style:parent-style-name="Text_20_body" style:list-style-name="L42">
      <style:paragraph-properties fo:margin-top="0in" fo:margin-bottom="0in" loext:contextual-spacing="false"/>
    </style:style>
    <style:style style:name="P5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search" xlink:type="simple">
          <form:properties>
            <form:property form:property-name="PropertyChangeNotificationEnabled" office:value-type="boolean" office:boolean-value="true"/>
          </form:properties>
          <form:text form:name="q"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text form:name="email"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form>
        <form:form form:apply-filter="true" form:method="post" form:control-implementation="ooo:com.sun.star.form.component.Form" xlink:href="../../../free-cloud-storage-1356638%3Fprint" xlink:type="simple">
          <form:properties>
            <form:property form:property-name="PropertyChangeNotificationEnabled" office:value-type="boolean" office:boolean-value="true"/>
          </form:properties>
        </form:form>
        <form:form form:apply-filter="true" form:method="post" form:control-implementation="ooo:com.sun.star.form.component.Form" xlink:href="../../../free-cloud-storage-1356638%3Fprint"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text form:name="email"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newsletter/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ifewire</text:p>
      <text:list xml:id="list2154575047" text:style-name="L1">
        <text:list-item>
          <text:p text:style-name="P44"><text:a xlink:type="simple" xlink:href="https://www.lifewire.com/best-products-4781319" text:style-name="Internet_20_link" text:visited-style-name="Visited_20_Internet_20_Link">Best Products </text:a></text:p>
        </text:list-item>
        <text:list-item>
          <text:p text:style-name="P44"><text:a xlink:type="simple" xlink:href="https://www.lifewire.com/news-4795879" text:style-name="Internet_20_link" text:visited-style-name="Visited_20_Internet_20_Link">News </text:a></text:p>
        </text:list-item>
        <text:list-item>
          <text:p text:style-name="P44"><text:a xlink:type="simple" xlink:href="https://www.lifewire.com/gaming-4781445" text:style-name="Internet_20_link" text:visited-style-name="Visited_20_Internet_20_Link">Gaming </text:a></text:p>
        </text:list-item>
        <text:list-item>
          <text:p text:style-name="P44"><text:a xlink:type="simple" xlink:href="https://www.lifewire.com/family-tech-4800905" text:style-name="Internet_20_link" text:visited-style-name="Visited_20_Internet_20_Link">Family Tech </text:a></text:p>
        </text:list-item>
        <text:list-item>
          <text:p text:style-name="P44"><text:a xlink:type="simple" xlink:href="https://www.lifewire.com/best-black-friday-deals-2020-5083380" text:style-name="Internet_20_link" text:visited-style-name="Visited_20_Internet_20_Link">Black Friday </text:a></text:p>
        </text:list-item>
        <text:list-item>
          <text:p text:style-name="P44"><text:a xlink:type="simple" xlink:href="https://www.lifewire.com/computers-laptops-and-tablets-4781146" text:style-name="Internet_20_link" text:visited-style-name="Visited_20_Internet_20_Link">How-To </text:a></text:p>
        </text:list-item>
        <text:list-item>
          <text:p text:style-name="P1"><text:a xlink:type="simple" xlink:href="https://www.lifewire.com/about-us-5081224" text:style-name="Internet_20_link" text:visited-style-name="Visited_20_Internet_20_Link">About Us</text:a> </text:p>
        </text:list-item>
      </text:list>
      <text:section text:style-name="Sect1" text:name="mntl-newsletter-submit_1-0">
        <text:p text:style-name="Text_20_body"/>
      </text:section>
      <text:section text:style-name="Sect1" text:name="Section1">
        <text:p text:style-name="Text_20_body"><text:bookmark text:name="mntl-newsletter-submit_1-0"/></text:p>
      </text:section>
      <text:section text:style-name="Sect1" text:name="general-search_1-0">
        <text:p text:style-name="Text_20_body"/>
      </text:section>
      <text:p text:style-name="Text_20_body">Close <text:bookmark text:name="general-search-search-input"/><draw:control text:anchor-type="as-char" draw:z-index="0" draw:style-name="gr1" draw:text-style-name="P53" svg:width="1.7295in" svg:height="0.2606in" draw:control="control1"/><text:s/></text:p>
      <text:list xml:id="list2948909502" text:style-name="L2">
        <text:list-item>
          <text:p text:style-name="P45">News </text:p>
          <text:list>
            <text:list-item>
              <text:p text:style-name="P45"><text:a xlink:type="simple" xlink:href="https://www.lifewire.com/mobile-phone-news-4796390" text:style-name="Internet_20_link" text:visited-style-name="Visited_20_Internet_20_Link">Phones </text:a></text:p>
            </text:list-item>
            <text:list-item>
              <text:p text:style-name="P45"><text:a xlink:type="simple" xlink:href="https://www.lifewire.com/internet-networking-security-news-4796476" text:style-name="Internet_20_link" text:visited-style-name="Visited_20_Internet_20_Link">Internet &amp; Security </text:a></text:p>
            </text:list-item>
            <text:list-item>
              <text:p text:style-name="P45"><text:a xlink:type="simple" xlink:href="https://www.lifewire.com/computer-laptop-tablet-news-4797030" text:style-name="Internet_20_link" text:visited-style-name="Visited_20_Internet_20_Link">Computers </text:a></text:p>
            </text:list-item>
            <text:list-item>
              <text:p text:style-name="P45"><text:a xlink:type="simple" xlink:href="https://www.lifewire.com/smart-home-connected-life-news-4797031" text:style-name="Internet_20_link" text:visited-style-name="Visited_20_Internet_20_Link">Smart Home </text:a></text:p>
            </text:list-item>
            <text:list-item>
              <text:p text:style-name="P45"><text:a xlink:type="simple" xlink:href="https://www.lifewire.com/home-theater-news-4797032" text:style-name="Internet_20_link" text:visited-style-name="Visited_20_Internet_20_Link">Home Theater </text:a></text:p>
            </text:list-item>
            <text:list-item>
              <text:p text:style-name="P45"><text:a xlink:type="simple" xlink:href="https://www.lifewire.com/software-app-news-4797035" text:style-name="Internet_20_link" text:visited-style-name="Visited_20_Internet_20_Link">Software &amp; Apps </text:a></text:p>
            </text:list-item>
            <text:list-item>
              <text:p text:style-name="P45"><text:a xlink:type="simple" xlink:href="https://www.lifewire.com/social-media-news-4797037" text:style-name="Internet_20_link" text:visited-style-name="Visited_20_Internet_20_Link">Social Media </text:a></text:p>
            </text:list-item>
            <text:list-item>
              <text:p text:style-name="P45"><text:a xlink:type="simple" xlink:href="https://www.lifewire.com/streaming-news-4797038" text:style-name="Internet_20_link" text:visited-style-name="Visited_20_Internet_20_Link">Streaming </text:a></text:p>
            </text:list-item>
            <text:list-item>
              <text:p text:style-name="P45"><text:a xlink:type="simple" xlink:href="https://www.lifewire.com/gaming-news-4797039" text:style-name="Internet_20_link" text:visited-style-name="Visited_20_Internet_20_Link">Gaming </text:a></text:p>
            </text:list-item>
            <text:list-item>
              <text:p text:style-name="P45"><text:a xlink:type="simple" xlink:href="https://www.lifewire.com/news-4795879" text:style-name="Internet_20_link" text:visited-style-name="Visited_20_Internet_20_Link">ALL NEWS </text:a></text:p>
            </text:list-item>
          </text:list>
        </text:list-item>
        <text:list-item>
          <text:p text:style-name="P45">Best Products </text:p>
          <text:list>
            <text:list-item>
              <text:p text:style-name="P45"><text:a xlink:type="simple" xlink:href="https://www.lifewire.com/audio-reviews-4102649" text:style-name="Internet_20_link" text:visited-style-name="Visited_20_Internet_20_Link">Audio </text:a></text:p>
            </text:list-item>
            <text:list-item>
              <text:p text:style-name="P45"><text:a xlink:type="simple" xlink:href="https://www.lifewire.com/camera-and-video-reviews-4102644" text:style-name="Internet_20_link" text:visited-style-name="Visited_20_Internet_20_Link">Camera &amp; Video </text:a></text:p>
            </text:list-item>
            <text:list-item>
              <text:p text:style-name="P45"><text:a xlink:type="simple" xlink:href="https://www.lifewire.com/car-audio-and-accessory-reviews-4689590" text:style-name="Internet_20_link" text:visited-style-name="Visited_20_Internet_20_Link">Car Audio &amp; Accessories </text:a></text:p>
            </text:list-item>
            <text:list-item>
              <text:p text:style-name="P45"><text:a xlink:type="simple" xlink:href="https://www.lifewire.com/computer-and-laptop-reviews-4102643" text:style-name="Internet_20_link" text:visited-style-name="Visited_20_Internet_20_Link">Computer &amp; Laptops </text:a></text:p>
            </text:list-item>
            <text:list-item>
              <text:p text:style-name="P45"><text:a xlink:type="simple" xlink:href="https://www.lifewire.com/computer-component-and-accessory-reviews-4102588" text:style-name="Internet_20_link" text:visited-style-name="Visited_20_Internet_20_Link">Computer Accessories </text:a></text:p>
            </text:list-item>
            <text:list-item>
              <text:p text:style-name="P45"><text:a xlink:type="simple" xlink:href="https://www.lifewire.com/games-console-reviews-4102640" text:style-name="Internet_20_link" text:visited-style-name="Visited_20_Internet_20_Link">Gaming </text:a></text:p>
            </text:list-item>
            <text:list-item>
              <text:p text:style-name="P45"><text:a xlink:type="simple" xlink:href="https://www.lifewire.com/gift-reviews-4689608" text:style-name="Internet_20_link" text:visited-style-name="Visited_20_Internet_20_Link">Gifts </text:a></text:p>
            </text:list-item>
            <text:list-item>
              <text:p text:style-name="P45"><text:a xlink:type="simple" xlink:href="https://www.lifewire.com/networking-reviews-4689609" text:style-name="Internet_20_link" text:visited-style-name="Visited_20_Internet_20_Link">Networking </text:a></text:p>
            </text:list-item>
            <text:list-item>
              <text:p text:style-name="P45"><text:a xlink:type="simple" xlink:href="https://www.lifewire.com/phone-reviews-4102642" text:style-name="Internet_20_link" text:visited-style-name="Visited_20_Internet_20_Link">Phones </text:a></text:p>
            </text:list-item>
            <text:list-item>
              <text:p text:style-name="P45"><text:a xlink:type="simple" xlink:href="https://www.lifewire.com/smart-home-and-gadget-reviews-4102646" text:style-name="Internet_20_link" text:visited-style-name="Visited_20_Internet_20_Link">Smart Home </text:a></text:p>
            </text:list-item>
            <text:list-item>
              <text:p text:style-name="P45"><text:a xlink:type="simple" xlink:href="https://www.lifewire.com/software-reviews-4102744" text:style-name="Internet_20_link" text:visited-style-name="Visited_20_Internet_20_Link">Software </text:a></text:p>
            </text:list-item>
            <text:list-item>
              <text:p text:style-name="P45"><text:a xlink:type="simple" xlink:href="https://www.lifewire.com/tablet-reviews-4102590" text:style-name="Internet_20_link" text:visited-style-name="Visited_20_Internet_20_Link">Tablets </text:a></text:p>
            </text:list-item>
            <text:list-item>
              <text:p text:style-name="P45"><text:a xlink:type="simple" xlink:href="https://www.lifewire.com/toy-and-game-reviews-4689612" text:style-name="Internet_20_link" text:visited-style-name="Visited_20_Internet_20_Link">Toys &amp; Games </text:a></text:p>
            </text:list-item>
            <text:list-item>
              <text:p text:style-name="P45"><text:a xlink:type="simple" xlink:href="https://www.lifewire.com/tv-reviews-4102645" text:style-name="Internet_20_link" text:visited-style-name="Visited_20_Internet_20_Link">TVs </text:a></text:p>
            </text:list-item>
            <text:list-item>
              <text:p text:style-name="P45"><text:a xlink:type="simple" xlink:href="https://www.lifewire.com/wearable-reviews-4689613" text:style-name="Internet_20_link" text:visited-style-name="Visited_20_Internet_20_Link">Wearables </text:a></text:p>
            </text:list-item>
            <text:list-item>
              <text:p text:style-name="P45"><text:a xlink:type="simple" xlink:href="https://www.lifewire.com/best-products-4781319" text:style-name="Internet_20_link" text:visited-style-name="Visited_20_Internet_20_Link">ALL BEST-OF &amp; REVIEWS </text:a></text:p>
            </text:list-item>
          </text:list>
        </text:list-item>
        <text:list-item>
          <text:p text:style-name="P45"><text:soft-page-break/>Mobile Phones </text:p>
          <text:list>
            <text:list-item>
              <text:p text:style-name="P45"><text:a xlink:type="simple" xlink:href="https://www.lifewire.com/iphone-and-ios-4781515" text:style-name="Internet_20_link" text:visited-style-name="Visited_20_Internet_20_Link">iPhone &amp; iOS </text:a></text:p>
            </text:list-item>
            <text:list-item>
              <text:p text:style-name="P45"><text:a xlink:type="simple" xlink:href="https://www.lifewire.com/android-4781512" text:style-name="Internet_20_link" text:visited-style-name="Visited_20_Internet_20_Link">Android </text:a></text:p>
            </text:list-item>
            <text:list-item>
              <text:p text:style-name="P45"><text:a xlink:type="simple" xlink:href="https://www.lifewire.com/samsung-4781518" text:style-name="Internet_20_link" text:visited-style-name="Visited_20_Internet_20_Link">Samsung </text:a></text:p>
            </text:list-item>
            <text:list-item>
              <text:p text:style-name="P45"><text:a xlink:type="simple" xlink:href="https://www.lifewire.com/google-4781514" text:style-name="Internet_20_link" text:visited-style-name="Visited_20_Internet_20_Link">Google </text:a></text:p>
            </text:list-item>
            <text:list-item>
              <text:p text:style-name="P45"><text:a xlink:type="simple" xlink:href="https://www.lifewire.com/ringtones-4781517" text:style-name="Internet_20_link" text:visited-style-name="Visited_20_Internet_20_Link">Ringtones </text:a></text:p>
            </text:list-item>
          </text:list>
        </text:list-item>
        <text:list-item>
          <text:p text:style-name="P45">Computers </text:p>
          <text:list>
            <text:list-item>
              <text:p text:style-name="P45"><text:a xlink:type="simple" xlink:href="https://www.lifewire.com/microsoft-4781334" text:style-name="Internet_20_link" text:visited-style-name="Visited_20_Internet_20_Link">Microsoft </text:a></text:p>
            </text:list-item>
            <text:list-item>
              <text:p text:style-name="P45"><text:a xlink:type="simple" xlink:href="https://www.lifewire.com/apple-4781330" text:style-name="Internet_20_link" text:visited-style-name="Visited_20_Internet_20_Link">Apple </text:a></text:p>
            </text:list-item>
            <text:list-item>
              <text:p text:style-name="P45"><text:a xlink:type="simple" xlink:href="https://www.lifewire.com/google-4781333" text:style-name="Internet_20_link" text:visited-style-name="Visited_20_Internet_20_Link">Google </text:a></text:p>
            </text:list-item>
            <text:list-item>
              <text:p text:style-name="P45"><text:a xlink:type="simple" xlink:href="https://www.lifewire.com/tablets-4781335" text:style-name="Internet_20_link" text:visited-style-name="Visited_20_Internet_20_Link">Tablets </text:a></text:p>
            </text:list-item>
            <text:list-item>
              <text:p text:style-name="P45"><text:a xlink:type="simple" xlink:href="https://www.lifewire.com/accessories-and-hardware-4781228" text:style-name="Internet_20_link" text:visited-style-name="Visited_20_Internet_20_Link">Accessories &amp; Hardware </text:a></text:p>
            </text:list-item>
          </text:list>
        </text:list-item>
        <text:list-item>
          <text:p text:style-name="P45">Smart Life </text:p>
          <text:list>
            <text:list-item>
              <text:p text:style-name="P45"><text:a xlink:type="simple" xlink:href="https://www.lifewire.com/smart-home-4781526" text:style-name="Internet_20_link" text:visited-style-name="Visited_20_Internet_20_Link">Smart Home </text:a></text:p>
            </text:list-item>
            <text:list-item>
              <text:p text:style-name="P45"><text:a xlink:type="simple" xlink:href="https://www.lifewire.com/smart-watches-and-wearables-4781531" text:style-name="Internet_20_link" text:visited-style-name="Visited_20_Internet_20_Link">Wearables </text:a></text:p>
            </text:list-item>
            <text:list-item>
              <text:p text:style-name="P45"><text:a xlink:type="simple" xlink:href="https://www.lifewire.com/connected-car-tech-4781520" text:style-name="Internet_20_link" text:visited-style-name="Visited_20_Internet_20_Link">Connected Car </text:a></text:p>
            </text:list-item>
            <text:list-item>
              <text:p text:style-name="P45"><text:a xlink:type="simple" xlink:href="https://www.lifewire.com/travel-tech-4781532" text:style-name="Internet_20_link" text:visited-style-name="Visited_20_Internet_20_Link">Travel Tech </text:a></text:p>
            </text:list-item>
          </text:list>
        </text:list-item>
        <text:list-item>
          <text:p text:style-name="P45">Streaming </text:p>
          <text:list>
            <text:list-item>
              <text:p text:style-name="P45"><text:a xlink:type="simple" xlink:href="https://www.lifewire.com/streaming-devices-4781581" text:style-name="Internet_20_link" text:visited-style-name="Visited_20_Internet_20_Link">Streaming Devices </text:a></text:p>
            </text:list-item>
            <text:list-item>
              <text:p text:style-name="P45"><text:a xlink:type="simple" xlink:href="https://www.lifewire.com/streaming-tv-movies-4781586" text:style-name="Internet_20_link" text:visited-style-name="Visited_20_Internet_20_Link">Streaming TV &amp; Movies </text:a></text:p>
            </text:list-item>
            <text:list-item>
              <text:p text:style-name="P45"><text:a xlink:type="simple" xlink:href="https://www.lifewire.com/music-podcasts-and-audio-4781569" text:style-name="Internet_20_link" text:visited-style-name="Visited_20_Internet_20_Link">Music &amp; Podcasts </text:a></text:p>
            </text:list-item>
            <text:list-item>
              <text:p text:style-name="P45"><text:a xlink:type="simple" xlink:href="https://www.lifewire.com/cutting-the-cord-4781568" text:style-name="Internet_20_link" text:visited-style-name="Visited_20_Internet_20_Link">Cutting the Cord </text:a></text:p>
            </text:list-item>
          </text:list>
        </text:list-item>
        <text:list-item>
          <text:p text:style-name="P45">Gaming </text:p>
          <text:list>
            <text:list-item>
              <text:p text:style-name="P45"><text:a xlink:type="simple" xlink:href="https://www.lifewire.com/consoles-and-pcs-4781447" text:style-name="Internet_20_link" text:visited-style-name="Visited_20_Internet_20_Link">Consoles &amp; PCs </text:a></text:p>
            </text:list-item>
            <text:list-item>
              <text:p text:style-name="P45"><text:a xlink:type="simple" xlink:href="https://www.lifewire.com/cheats-and-codes-4781446" text:style-name="Internet_20_link" text:visited-style-name="Visited_20_Internet_20_Link">Cheats &amp; Codes </text:a></text:p>
            </text:list-item>
            <text:list-item>
              <text:p text:style-name="P45"><text:a xlink:type="simple" xlink:href="https://www.lifewire.com/gaming-services-4781450" text:style-name="Internet_20_link" text:visited-style-name="Visited_20_Internet_20_Link">Gaming Services </text:a></text:p>
            </text:list-item>
            <text:list-item>
              <text:p text:style-name="P45"><text:a xlink:type="simple" xlink:href="https://www.lifewire.com/mobile-gaming-4102616" text:style-name="Internet_20_link" text:visited-style-name="Visited_20_Internet_20_Link">Mobile Gaming </text:a></text:p>
            </text:list-item>
          </text:list>
        </text:list-item>
        <text:list-item>
          <text:p text:style-name="P45">Social Media </text:p>
          <text:list>
            <text:list-item>
              <text:p text:style-name="P45"><text:a xlink:type="simple" xlink:href="https://www.lifewire.com/facebook-4102612" text:style-name="Internet_20_link" text:visited-style-name="Visited_20_Internet_20_Link">Facebook </text:a></text:p>
            </text:list-item>
            <text:list-item>
              <text:p text:style-name="P45"><text:a xlink:type="simple" xlink:href="https://www.lifewire.com/instagram-4102611" text:style-name="Internet_20_link" text:visited-style-name="Visited_20_Internet_20_Link">Instagram </text:a></text:p>
            </text:list-item>
            <text:list-item>
              <text:p text:style-name="P45"><text:a xlink:type="simple" xlink:href="https://www.lifewire.com/snapchat-4781537" text:style-name="Internet_20_link" text:visited-style-name="Visited_20_Internet_20_Link">Snapchat </text:a></text:p>
            </text:list-item>
            <text:list-item>
              <text:p text:style-name="P45"><text:a xlink:type="simple" xlink:href="https://www.lifewire.com/youtube-4781539" text:style-name="Internet_20_link" text:visited-style-name="Visited_20_Internet_20_Link">YouTube </text:a></text:p>
            </text:list-item>
          </text:list>
        </text:list-item>
        <text:list-item>
          <text:p text:style-name="P45">Software &amp; Apps </text:p>
          <text:list>
            <text:list-item>
              <text:p text:style-name="P45"><text:a xlink:type="simple" xlink:href="https://www.lifewire.com/apps-4781542" text:style-name="Internet_20_link" text:visited-style-name="Visited_20_Internet_20_Link">Apps </text:a></text:p>
            </text:list-item>
            <text:list-item>
              <text:p text:style-name="P45"><text:a xlink:type="simple" xlink:href="https://www.lifewire.com/windows-4781566" text:style-name="Internet_20_link" text:visited-style-name="Visited_20_Internet_20_Link">Windows </text:a></text:p>
            </text:list-item>
            <text:list-item>
              <text:p text:style-name="P45"><text:a xlink:type="simple" xlink:href="https://www.lifewire.com/ms-office-4781562" text:style-name="Internet_20_link" text:visited-style-name="Visited_20_Internet_20_Link">MS Office </text:a></text:p>
            </text:list-item>
            <text:list-item>
              <text:p text:style-name="P45"><text:a xlink:type="simple" xlink:href="https://www.lifewire.com/google-drive-4781553" text:style-name="Internet_20_link" text:visited-style-name="Visited_20_Internet_20_Link">Google Drive </text:a></text:p>
            </text:list-item>
          </text:list>
        </text:list-item>
        <text:list-item>
          <text:p text:style-name="P45">Home Theater </text:p>
          <text:list>
            <text:list-item>
              <text:p text:style-name="P45"><text:a xlink:type="simple" xlink:href="https://www.lifewire.com/tv-and-displays-4781461" text:style-name="Internet_20_link" text:visited-style-name="Visited_20_Internet_20_Link">TV &amp; Displays </text:a></text:p>
            </text:list-item>
            <text:list-item>
              <text:p text:style-name="P45"><text:a xlink:type="simple" xlink:href="https://www.lifewire.com/audio-4781454" text:style-name="Internet_20_link" text:visited-style-name="Visited_20_Internet_20_Link">Audio </text:a></text:p>
            </text:list-item>
            <text:list-item>
              <text:p text:style-name="P45"><text:a xlink:type="simple" xlink:href="https://www.lifewire.com/dvds-dvrs-and-videos-4781460" text:style-name="Internet_20_link" text:visited-style-name="Visited_20_Internet_20_Link">DVDs, DVRs &amp; Videos </text:a></text:p>
            </text:list-item>
          </text:list>
        </text:list-item>
      </text:list>
      <text:section text:style-name="Sect1" text:name="mntl-newsletter-signup__heading_1-0">
        <text:list xml:id="list191837112623864" text:continue-numbering="true" text:style-name="L2">
          <text:list-item>
            <text:p text:style-name="P2">Get tech’s top stories in 30 seconds:</text:p>
          </text:list-item>
        </text:list>
      </text:section>
      <text:section text:style-name="Sect1" text:name="mntl-newsletter-submit_3-0">
        <text:list xml:id="list191837172028824" text:continue-numbering="true" text:style-name="L2">
          <text:list-item>
            <text:p text:style-name="P2"><text:bookmark text:name="mntl-newsletter-submit_3-0__input"/><text:soft-page-break/><draw:control text:anchor-type="as-char" draw:z-index="1" draw:style-name="gr1" draw:text-style-name="P53" svg:width="1.7295in" svg:height="0.2606in" draw:control="control2"/><text:s/></text:p>
          </text:list-item>
        </text:list>
      </text:section>
      <text:list xml:id="list191836237806868" text:continue-numbering="true" text:style-name="L2">
        <text:list-item>
          <text:p text:style-name="P2"/>
        </text:list-item>
      </text:list>
      <text:section text:style-name="Sect1" text:name="Section2">
        <text:list xml:id="list3897241246" text:style-name="L3">
          <text:list-item>
            <text:p text:style-name="P3"><text:bookmark text:name="mntl-newsletter-submit_3-0"/></text:p>
          </text:list-item>
        </text:list>
      </text:section>
      <text:list xml:id="list191837526641954" text:continue-numbering="true" text:style-name="L3">
        <text:list-item>
          <text:list>
            <text:list-item>
              <text:p text:style-name="P46"><text:bookmark text:name="contact-nav_1-0"/><text:a xlink:type="simple" xlink:href="https://www.lifewire.com/about-us-5081224" text:style-name="Internet_20_link" text:visited-style-name="Visited_20_Internet_20_Link">About Us</text:a> </text:p>
            </text:list-item>
            <text:list-item>
              <text:p text:style-name="P46"><text:a xlink:type="simple" xlink:href="https://www.lifewire.com/about-us-5081224#contact-us" text:style-name="Internet_20_link" text:visited-style-name="Visited_20_Internet_20_Link">Contact Us</text:a> </text:p>
            </text:list-item>
            <text:list-item>
              <text:p text:style-name="P46"><text:a xlink:type="simple" xlink:href="https://www.lifewire.com/about-us-5081224#editorial-guidelines" text:style-name="Internet_20_link" text:visited-style-name="Visited_20_Internet_20_Link">Editorial Guidelines</text:a> </text:p>
            </text:list-item>
            <text:list-item>
              <text:p text:style-name="P3"><text:a xlink:type="simple" xlink:href="https://www.lifewire.com/legal-4778041#privacy-policy" text:style-name="Internet_20_link" text:visited-style-name="Visited_20_Internet_20_Link">Privacy Policy</text:a> </text:p>
            </text:list-item>
          </text:list>
        </text:list-item>
      </text:list>
      <text:section text:style-name="Sect1" text:name="mntl-leaderboard-spacer_1-0">
        <text:p text:style-name="Text_20_body"/>
      </text:section>
      <text:p text:style-name="Text_20_body"><draw:frame draw:style-name="fr3" draw:name="Object1" text:anchor-type="as-char" svg:width="0.4909in" svg:height="0.4909in" draw:z-index="2"><draw:floating-frame xlink:href="about:blank" xlink:type="simple" xlink:show="embed" xlink:actuate="onLoad"/></draw:frame><text:s/></text:p>
      <text:section text:style-name="Sect1" text:name="breadcrumbs_1-0">
        <text:p text:style-name="Text_20_body"><text:a xlink:type="simple" xlink:href="https://www.lifewire.com/internet-networking-and-security-4781467" text:style-name="Internet_20_link" text:visited-style-name="Visited_20_Internet_20_Link">Internet, Networking, &amp; Security </text:a><text:a xlink:type="simple" xlink:href="https://www.lifewire.com/cloud-services-4781479" text:style-name="Internet_20_link" text:visited-style-name="Visited_20_Internet_20_Link">Cloud Services </text:a></text:p>
        <text:section text:style-name="Sect1" text:name="feedback-display_1-0">
          <text:p text:style-name="Text_20_body"/>
          <text:section text:style-name="Sect1" text:name="mntl-text-block_4-0">
            <text:p text:style-name="Text_20_body">142</text:p>
          </text:section>
        </text:section>
      </text:section>
      <text:h text:style-name="Heading_20_1" text:outline-level="1"><text:bookmark text:name="article-heading_1-0"/>16 Best Free Cloud Storage Services for Backup in 2020</text:h>
      <text:h text:style-name="Heading_20_2" text:outline-level="2"><text:bookmark text:name="article-subheading_1-0"/>Get 100% free online storage with no strings attached</text:h>
      <text:section text:style-name="Sect1" text:name="article-meta-dynamic_1-0">
        <text:p text:style-name="Text_20_body"/>
        <text:section text:style-name="Sect1" text:name="byline_1-0">
          <text:p text:style-name="Text_20_body"><text:bookmark text:name="mntl-byline__text_1-0"/>by </text:p>
          <text:section text:style-name="Sect1" text:name="mntl-byline__name_1-0">
            <text:p text:style-name="Text_20_body"><text:bookmark text:name="mntl-byline__link_1-0"/><text:a xlink:type="simple" xlink:href="https://www.lifewire.com/stacy-fisher-4175457" text:style-name="Internet_20_link" text:visited-style-name="Visited_20_Internet_20_Link">Stacy Fisher</text:a> </text:p>
          </text:section>
        </text:section>
        <text:section text:style-name="Sect1" text:name="mntl-updated-stamp_1-0">
          <text:p text:style-name="Text_20_body"><text:bookmark text:name="mntl-updated-stamp__text_1-0"/>Updated on November 04, 2020 </text:p>
        </text:section>
        <text:section text:style-name="Sect1" text:name="byline-article-reviewed-by_1-0">
          <text:p text:style-name="Text_20_body"/>
          <text:section text:style-name="Sect1" text:name="mntl-review-byline_1-0">
            <text:p text:style-name="Text_20_body"><text:bookmark text:name="mntl-review-byline__text_1-0"/>reviewed by </text:p>
            <text:section text:style-name="Sect1" text:name="mntl-review-byline__link-wrapper_1-0">
              <text:p text:style-name="Text_20_body"><text:bookmark text:name="mntl-review-byline__link_1-0"/><text:a xlink:type="simple" xlink:href="https://www.lifewire.com/michael-barton-heine-jr-4783679" text:style-name="Internet_20_link" text:visited-style-name="Visited_20_Internet_20_Link">Michael Barton Heine Jr</text:a> </text:p>
            </text:section>
          </text:section>
        </text:section>
      </text:section>
      <text:section text:style-name="Sect1" text:name="breadcrumbs-list_3-0">
        <text:p text:style-name="Text_20_body"><text:a xlink:type="simple" xlink:href="https://www.lifewire.com/cloud-services-4781479" text:style-name="Internet_20_link" text:visited-style-name="Visited_20_Internet_20_Link">Cloud Services</text:a> </text:p>
        <text:list xml:id="list4237034361" text:style-name="L4">
          <text:list-item>
            <text:p text:style-name="P47"><text:a xlink:type="simple" xlink:href="https://www.lifewire.com/browsers-4781472" text:style-name="Internet_20_link" text:visited-style-name="Visited_20_Internet_20_Link">Browsers </text:a></text:p>
          </text:list-item>
          <text:list-item>
            <text:p text:style-name="P47"><text:a xlink:type="simple" xlink:href="https://www.lifewire.com/cloud-services-4781479" text:style-name="Internet_20_link" text:visited-style-name="Visited_20_Internet_20_Link">Cloud Services </text:a></text:p>
          </text:list-item>
          <text:list-item>
            <text:p text:style-name="P47"><text:a xlink:type="simple" xlink:href="https://www.lifewire.com/error-messages-4781491" text:style-name="Internet_20_link" text:visited-style-name="Visited_20_Internet_20_Link">Error Messages </text:a></text:p>
          </text:list-item>
          <text:list-item>
            <text:p text:style-name="P47"><text:a xlink:type="simple" xlink:href="https://www.lifewire.com/family-tech-4800905" text:style-name="Internet_20_link" text:visited-style-name="Visited_20_Internet_20_Link">Family Tech </text:a></text:p>
          </text:list-item>
          <text:list-item>
            <text:p text:style-name="P47"><text:a xlink:type="simple" xlink:href="https://www.lifewire.com/home-networking-4781492" text:style-name="Internet_20_link" text:visited-style-name="Visited_20_Internet_20_Link">Home Networking </text:a></text:p>
          </text:list-item>
          <text:list-item>
            <text:p text:style-name="P47"><text:a xlink:type="simple" xlink:href="https://www.lifewire.com/5g-4781510" text:style-name="Internet_20_link" text:visited-style-name="Visited_20_Internet_20_Link">5G </text:a></text:p>
          </text:list-item>
          <text:list-item>
            <text:p text:style-name="P47"><text:soft-page-break/><text:a xlink:type="simple" xlink:href="https://www.lifewire.com/antivirus-4781468" text:style-name="Internet_20_link" text:visited-style-name="Visited_20_Internet_20_Link">Antivirus </text:a></text:p>
          </text:list-item>
          <text:list-item>
            <text:p text:style-name="P4"><text:a xlink:type="simple" xlink:href="https://www.lifewire.com/vpn-4781504" text:style-name="Internet_20_link" text:visited-style-name="Visited_20_Internet_20_Link">VPN </text:a></text:p>
          </text:list-item>
        </text:list>
      </text:section>
      <text:section text:style-name="Sect1" text:name="social-share-block_1-0">
        <text:list xml:id="list3028242304" text:style-name="L5">
          <text:list-item>
            <text:p text:style-name="P48"><text:bookmark text:name="social-share_1-0"/>Tweet </text:p>
          </text:list-item>
          <text:list-item>
            <text:p text:style-name="P48">Share </text:p>
          </text:list-item>
          <text:list-item>
            <text:p text:style-name="P5">Email </text:p>
          </text:list-item>
        </text:list>
      </text:section>
      <text:section text:style-name="Sect1" text:name="list-sc-no-commerce_1-0">
        <text:p text:style-name="Text_20_body"/>
        <text:section text:style-name="Sect1" text:name="article-intro_1-0">
          <text:p text:style-name="Text_20_body"><text:bookmark text:name="mntl-sc-block_1-0"/><text:a xlink:type="simple" xlink:href="https://www.lifewire.com/what-is-cloud-storage-2438541" text:style-name="Internet_20_link" text:visited-style-name="Visited_20_Internet_20_Link">Cloud storage</text:a> services are great for sharing files with friends and families, keeping documents in sync between all of your devices, and so much more. <text:span text:style-name="Emphasis">Free</text:span> cloud storage is even better! </text:p>
          <text:p text:style-name="Text_20_body"><text:bookmark text:name="mntl-sc-block_1-0-1"/>Yes, there really are no-strings-attached, free online storage services out there. Many of them, actually. While nearly all have premium offerings that provide more space, the free options are usually more than enough for most people. </text:p>
          <text:p text:style-name="Text_20_body"><text:bookmark text:name="mntl-sc-block_1-0-2"/>Better yet, many of these providers give you even more free space for referring friends or performing other tasks. </text:p>
          <text:section text:style-name="Sect1" text:name="mntl-sc-block_1-0-3">
            <text:p text:style-name="Text_20_body"/>
            <text:section text:style-name="Sect1" text:name="mntl-sc-block-callout-body_1-0">
              <text:p text:style-name="Text_20_body">Having trouble deciding which one is right for you? Here's a <text:a xlink:type="simple" xlink:href="https://www.lifewire.com/a-comparison-of-free-cloud-storage-services-1356941" text:style-name="Internet_20_link" text:visited-style-name="Visited_20_Internet_20_Link">comparison chart of the top five</text:a> to help you decide.</text:p>
            </text:section>
          </text:section>
          <text:section text:style-name="Sect1" text:name="mntl-sc-block_1-0-4">
            <text:p text:style-name="Text_20_body"/>
            <text:section text:style-name="Sect1" text:name="mntl-sc-block-callout-body_1-0-1">
              <text:p text:style-name="Text_20_body">Cloud <text:span text:style-name="Emphasis">storage</text:span> is different than <text:a xlink:type="simple" xlink:href="https://www.lifewire.com/online-backup-services-reviewed-2624712" text:style-name="Internet_20_link" text:visited-style-name="Visited_20_Internet_20_Link">automatic cloud </text:a><text:a xlink:type="simple" xlink:href="https://www.lifewire.com/online-backup-services-reviewed-2624712" text:style-name="Internet_20_link" text:visited-style-name="Visited_20_Internet_20_Link"><text:span text:style-name="Emphasis">backup</text:span></text:a>. The services listed below are great for keeping your files online for storage, sharing, and playback, but they won't back up your computer files online on a schedule like a backup service will.</text:p>
            </text:section>
          </text:section>
        </text:section>
        <text:section text:style-name="Sect1" text:name="list-sc-item_1-0">
          <text:p text:style-name="Text_20_body"/>
          <text:section text:style-name="Sect1" text:name="list-marker_1-0">
            <text:p text:style-name="P43">01</text:p>
            <text:p text:style-name="P43">of 16</text:p>
          </text:section>
          <text:h text:style-name="Heading_20_2" text:outline-level="2"><text:bookmark text:name="mega"/><text:bookmark text:name="mntl-sc-block_2-0"/><text:a xlink:type="simple" xlink:href="https://mega.nz/" office:target-frame-name="_blank" xlink:show="new" text:style-name="Internet_20_link" text:visited-style-name="Visited_20_Internet_20_Link">MEGA</text:a> </text:h>
          <text:p text:style-name="Text_20_body"><draw:frame draw:style-name="fr2" draw:name="Image1" text:anchor-type="as-char" svg:width="0.7862in" svg:height="0.3929in" draw:z-index="3"><draw:image xlink:href="https://www.lifewire.com/thmb/B6CofJk7OFvT4NS5Wx0c1FvcehA=/640x420/filters:no_upscale():max_bytes(150000):strip_icc():format(webp)/mega-logo-0a00054bd9d44b2a874d2e0624d0cb7d.png" xlink:type="simple" xlink:show="embed" xlink:actuate="onLoad"/><svg:title>Mega logo</svg:title></draw:frame><text:bookmark text:name="mntl-sc-block-image_2-0-1"/><text:s/></text:p>
          <text:p text:style-name="Text_20_body">Mega Limited  </text:p>
          <text:section text:style-name="Sect1" text:name="mntl-sc-block_1-0-5">
            <text:p text:style-name="Text_20_body">What We Like</text:p>
            <text:list xml:id="list595027210" text:style-name="L6">
              <text:list-item>
                <text:p text:style-name="P6">Lots of storage space.</text:p>
              </text:list-item>
              <text:list-item>
                <text:p text:style-name="P6">Share public folders.</text:p>
              </text:list-item>
              <text:list-item>
                <text:p text:style-name="P6">Mobile and desktop apps.</text:p>
              </text:list-item>
              <text:list-item>
                <text:p text:style-name="P6">Clean and modern look.</text:p>
              </text:list-item>
            </text:list>
            <text:p text:style-name="Text_20_body">What We Don't Like</text:p>
            <text:list xml:id="list1319514136" text:style-name="L7">
              <text:list-item>
                <text:p text:style-name="P7"><text:soft-page-break/>Slow to prepare files for download.</text:p>
              </text:list-item>
              <text:list-item>
                <text:p text:style-name="P7">Bandwidth limitations.</text:p>
              </text:list-item>
              <text:list-item>
                <text:p text:style-name="P7">No advanced link sharing options.</text:p>
              </text:list-item>
            </text:list>
          </text:section>
          <text:p text:style-name="Text_20_body"><text:bookmark text:name="mntl-sc-block_2-0-3"/>Get <text:span text:style-name="Strong_20_Emphasis">50 GB</text:span> of free cloud storage with MEGA. It offers secure end-to-end encryption to help combat a breach in privacy. If you complete a few tasks, you can get more space without paying. </text:p>
          <text:p text:style-name="Text_20_body"><text:bookmark text:name="mntl-sc-block_2-0-4"/>You can view and update your files through a browser, the desktop sync client, or the mobile app, so it can run on a variety of platforms like Android, iOS, Windows, and others. </text:p>
          <text:section text:style-name="Sect1" text:name="mntl-sc-block_2-0-5">
            <text:p text:style-name="Text_20_body"><text:bookmark text:name="mntl-sc-block-featuredlink__link_1-0"/><text:a xlink:type="simple" xlink:href="https://mega.nz/register" office:target-frame-name="_blank" xlink:show="new" text:style-name="Internet_20_link" text:visited-style-name="Visited_20_Internet_20_Link">Sign Up for MEGA </text:a></text:p>
          </text:section>
          <text:p text:style-name="Text_20_body"><text:bookmark text:name="mntl-sc-block_2-0-6"/><text:span text:style-name="Strong_20_Emphasis">Download For</text:span>: </text:p>
          <text:section text:style-name="Sect1" text:name="mntl-sc-block_2-0-7">
            <text:p text:style-name="Text_20_body"><text:bookmark text:name="mntl-sc-block-featuredlink__link_1-0-1"/><text:a xlink:type="simple" xlink:href="https://play.google.com/store/apps/details?id=mega.privacy.android.app&amp;hl=en_US" office:target-frame-name="_blank" xlink:show="new" text:style-name="Internet_20_link" text:visited-style-name="Visited_20_Internet_20_Link">Android </text:a></text:p>
          </text:section>
          <text:section text:style-name="Sect1" text:name="mntl-sc-block_2-0-8">
            <text:p text:style-name="Text_20_body"><text:bookmark text:name="mntl-sc-block-featuredlink__link_1-0-2"/><text:a xlink:type="simple" xlink:href="https://appworld.blackberry.com/webstore/content/46810890/?countrycode=US&amp;lang=en" office:target-frame-name="_blank" xlink:show="new" text:style-name="Internet_20_link" text:visited-style-name="Visited_20_Internet_20_Link">BlackBerry </text:a></text:p>
          </text:section>
          <text:section text:style-name="Sect1" text:name="mntl-sc-block_2-0-9">
            <text:p text:style-name="Text_20_body"><text:bookmark text:name="mntl-sc-block-featuredlink__link_1-0-3"/><text:a xlink:type="simple" xlink:href="https://apps.apple.com/us/app/mega/id706857885" office:target-frame-name="_blank" xlink:show="new" text:style-name="Internet_20_link" text:visited-style-name="Visited_20_Internet_20_Link">iOS </text:a></text:p>
          </text:section>
          <text:section text:style-name="Sect1" text:name="mntl-sc-block_2-0-10">
            <text:p text:style-name="Text_20_body"><text:bookmark text:name="mntl-sc-block-featuredlink__link_1-0-4"/><text:a xlink:type="simple" xlink:href="https://www.microsoft.com/en-us/p/mega-privacy/9wzdncrcwsjr" office:target-frame-name="_blank" xlink:show="new" text:style-name="Internet_20_link" text:visited-style-name="Visited_20_Internet_20_Link">Windows Mobile </text:a></text:p>
          </text:section>
          <text:section text:style-name="Sect1" text:name="mntl-sc-block_2-0-11">
            <text:p text:style-name="Text_20_body"><text:bookmark text:name="mntl-sc-block-featuredlink__link_1-0-5"/><text:a xlink:type="simple" xlink:href="https://mega.nz/sync" office:target-frame-name="_blank" xlink:show="new" text:style-name="Internet_20_link" text:visited-style-name="Visited_20_Internet_20_Link">Linux </text:a></text:p>
          </text:section>
          <text:section text:style-name="Sect1" text:name="mntl-sc-block_2-0-12">
            <text:p text:style-name="Text_20_body"><text:bookmark text:name="mntl-sc-block-featuredlink__link_1-0-6"/><text:a xlink:type="simple" xlink:href="https://mega.nz/sync" office:target-frame-name="_blank" xlink:show="new" text:style-name="Internet_20_link" text:visited-style-name="Visited_20_Internet_20_Link">Mac </text:a></text:p>
          </text:section>
          <text:section text:style-name="Sect1" text:name="mntl-sc-block_2-0-13">
            <text:p text:style-name="Text_20_body"><text:bookmark text:name="mntl-sc-block-featuredlink__link_1-0-7"/><text:a xlink:type="simple" xlink:href="https://mega.nz/sync" office:target-frame-name="_blank" xlink:show="new" text:style-name="Internet_20_link" text:visited-style-name="Visited_20_Internet_20_Link">Windows </text:a></text:p>
          </text:section>
        </text:section>
        <text:section text:style-name="Sect1" text:name="billboard1-sticky_2-0">
          <text:p text:style-name="Text_20_body"/>
        </text:section>
        <text:section text:style-name="Sect1" text:name="list-sc-item_1-0-1">
          <text:p text:style-name="Text_20_body"/>
          <text:section text:style-name="Sect1" text:name="list-marker_1-0-1">
            <text:p text:style-name="P43">02</text:p>
            <text:p text:style-name="P43">of 16</text:p>
          </text:section>
          <text:h text:style-name="Heading_20_2" text:outline-level="2"><text:bookmark text:name="pcloud"/><text:bookmark text:name="mntl-sc-block_2-0-14"/><text:a xlink:type="simple" xlink:href="https://www.pcloud.com/" office:target-frame-name="_blank" xlink:show="new" text:style-name="Internet_20_link" text:visited-style-name="Visited_20_Internet_20_Link">pCloud</text:a> </text:h>
          <text:p text:style-name="Text_20_body"><draw:frame draw:style-name="fr2" draw:name="Image2" text:anchor-type="as-char" svg:width="0.7862in" svg:height="0.3929in" draw:z-index="4"><draw:image xlink:href="https://www.lifewire.com/thmb/u4a0petSlW_8XqzTSvhCgrZ2QLM=/960x640/filters:no_upscale():max_bytes(150000):strip_icc():format(webp)/pcloud-logo-5b911eef46e0fb0050b66963.png" xlink:type="simple" xlink:show="embed" xlink:actuate="onLoad"/><svg:title>pCloud logo</svg:title></draw:frame><text:bookmark text:name="mntl-sc-block-image_2-0-15"/><text:s/></text:p>
          <text:p text:style-name="Text_20_body">© pCloud</text:p>
          <text:section text:style-name="Sect1" text:name="mntl-sc-block_1-0-6">
            <text:p text:style-name="Text_20_body">What We Like</text:p>
            <text:list xml:id="list846380382" text:style-name="L8">
              <text:list-item>
                <text:p text:style-name="P8">More free storage than most services.</text:p>
              </text:list-item>
              <text:list-item>
                <text:p text:style-name="P8">Earn additional space.</text:p>
              </text:list-item>
              <text:list-item>
                <text:p text:style-name="P8">Multimedia streaming.</text:p>
              </text:list-item>
              <text:list-item>
                <text:p text:style-name="P8">No speed or file size limit.</text:p>
              </text:list-item>
            </text:list>
            <text:p text:style-name="Text_20_body">What We Don't Like</text:p>
            <text:list xml:id="list3408698259" text:style-name="L9">
              <text:list-item>
                <text:p text:style-name="P9"><text:soft-page-break/>Lacks file sharing security.</text:p>
              </text:list-item>
            </text:list>
          </text:section>
          <text:section text:style-name="Sect1" text:name="mntl-sc-block_2-0-17">
            <text:p text:style-name="Text_20_body"><text:bookmark text:name="mntl-sc-block-featuredlink__link_1-0-8"/><text:a xlink:type="simple" xlink:href="https://www.lifewire.com/pcloud-review-1356583" text:style-name="Internet_20_link" text:visited-style-name="Visited_20_Internet_20_Link">Our Review of pCloud </text:a></text:p>
          </text:section>
          <text:p text:style-name="Text_20_body"><text:bookmark text:name="mntl-sc-block_2-0-18"/><text:span text:style-name="Strong_20_Emphasis">10 GB</text:span> is offered through pCloud, with friend referrals and other bonus steps jumping it to a possible 20 <text:a xlink:type="simple" xlink:href="https://www.lifewire.com/terabytes-gigabytes-amp-petabytes-how-big-are-they-4125169" text:style-name="Internet_20_link" text:visited-style-name="Visited_20_Internet_20_Link">GB</text:a>. </text:p>
          <text:p text:style-name="Text_20_body"><text:bookmark text:name="mntl-sc-block_2-0-19"/>A desktop client can be installed for Windows, Mac, and Linux operating systems. There's also a mobile app that's very intuitive and easy to use. </text:p>
          <text:p text:style-name="Text_20_body"><text:bookmark text:name="mntl-sc-block_2-0-20"/>It supports adding files from a remote <text:a xlink:type="simple" xlink:href="https://www.lifewire.com/what-is-a-url-2626035" text:style-name="Internet_20_link" text:visited-style-name="Visited_20_Internet_20_Link">URL</text:a> in addition to single file and whole folder uploads through a browser. The mobile apps can upload photos and videos directly to your account. </text:p>
          <text:p text:style-name="Text_20_body"><text:bookmark text:name="mntl-sc-block_2-0-21"/>Both files and folders can both be shared with non-users. Shared folders can even be downloaded as a <text:a xlink:type="simple" xlink:href="https://www.lifewire.com/zip-file-2622675" text:style-name="Internet_20_link" text:visited-style-name="Visited_20_Internet_20_Link">ZIP</text:a> archive. </text:p>
          <text:p text:style-name="Text_20_body"><text:bookmark text:name="mntl-sc-block_2-0-22"/>This service also allows upload links to be generated for folders so anyone can send files to your account. A unique email address is also generated which lets you (or anyone) email files directly to a folder on your pCloud account. </text:p>
          <text:p text:style-name="Text_20_body"><text:bookmark text:name="mntl-sc-block_2-0-23"/>In addition to the above, you can back up the photos from your social media accounts like Facebook and Instagram. </text:p>
          <text:p text:style-name="Text_20_body"><text:bookmark text:name="mntl-sc-block_2-0-24"/>This app runs on iPhone, iPad, Android, Windows, and more. </text:p>
          <text:section text:style-name="Sect1" text:name="mntl-sc-block_2-0-25">
            <text:p text:style-name="Text_20_body"><text:bookmark text:name="mntl-sc-block-featuredlink__link_1-0-9"/><text:a xlink:type="simple" xlink:href="https://www.pcloud.com/" office:target-frame-name="_blank" xlink:show="new" text:style-name="Internet_20_link" text:visited-style-name="Visited_20_Internet_20_Link">Sign Up for pCloud </text:a></text:p>
          </text:section>
          <text:p text:style-name="Text_20_body"><text:bookmark text:name="mntl-sc-block_2-0-26"/><text:span text:style-name="Strong_20_Emphasis">Download For:</text:span> </text:p>
          <text:section text:style-name="Sect1" text:name="mntl-sc-block_2-0-27">
            <text:p text:style-name="Text_20_body"><text:bookmark text:name="mntl-sc-block-featuredlink__link_1-0-10"/><text:a xlink:type="simple" xlink:href="https://play.google.com/store/apps/details?id=com.pcloud.pcloud" office:target-frame-name="_blank" xlink:show="new" text:style-name="Internet_20_link" text:visited-style-name="Visited_20_Internet_20_Link">Android </text:a></text:p>
          </text:section>
          <text:section text:style-name="Sect1" text:name="mntl-sc-block_2-0-28">
            <text:p text:style-name="Text_20_body"><text:bookmark text:name="mntl-sc-block-featuredlink__link_1-0-11"/><text:a xlink:type="simple" xlink:href="https://apps.apple.com/app/pcloud/id692002098" office:target-frame-name="_blank" xlink:show="new" text:style-name="Internet_20_link" text:visited-style-name="Visited_20_Internet_20_Link">iOS </text:a></text:p>
          </text:section>
          <text:section text:style-name="Sect1" text:name="mntl-sc-block_2-0-29">
            <text:p text:style-name="Text_20_body"><text:bookmark text:name="mntl-sc-block-featuredlink__link_1-0-12"/><text:a xlink:type="simple" xlink:href="https://www.pcloud.com/download-free-online-cloud-file-storage.html" office:target-frame-name="_blank" xlink:show="new" text:style-name="Internet_20_link" text:visited-style-name="Visited_20_Internet_20_Link">Linux </text:a></text:p>
          </text:section>
          <text:section text:style-name="Sect1" text:name="mntl-sc-block_2-0-30">
            <text:p text:style-name="Text_20_body"><text:bookmark text:name="mntl-sc-block-featuredlink__link_1-0-13"/><text:a xlink:type="simple" xlink:href="https://www.pcloud.com/download-free-online-cloud-file-storage.html" office:target-frame-name="_blank" xlink:show="new" text:style-name="Internet_20_link" text:visited-style-name="Visited_20_Internet_20_Link">Mac </text:a></text:p>
          </text:section>
          <text:section text:style-name="Sect1" text:name="mntl-sc-block_2-0-31">
            <text:p text:style-name="Text_20_body"><text:bookmark text:name="mntl-sc-block-featuredlink__link_1-0-14"/><text:a xlink:type="simple" xlink:href="https://www.pcloud.com/download-free-online-cloud-file-storage.html" office:target-frame-name="_blank" xlink:show="new" text:style-name="Internet_20_link" text:visited-style-name="Visited_20_Internet_20_Link">Windows </text:a></text:p>
          </text:section>
        </text:section>
        <text:section text:style-name="Sect1" text:name="billboard2-sticky_3-0">
          <text:p text:style-name="Text_20_body"/>
        </text:section>
        <text:section text:style-name="Sect1" text:name="list-sc-item_1-0-2">
          <text:p text:style-name="Text_20_body"/>
          <text:section text:style-name="Sect1" text:name="list-marker_1-0-2">
            <text:p text:style-name="P43">03</text:p>
            <text:p text:style-name="P43">of 16</text:p>
          </text:section>
          <text:h text:style-name="Heading_20_2" text:outline-level="2"><text:bookmark text:name="mediafire"/><text:bookmark text:name="mntl-sc-block_2-0-32"/><text:a xlink:type="simple" xlink:href="https://www.mediafire.com/" office:target-frame-name="_blank" xlink:show="new" text:style-name="Internet_20_link" text:visited-style-name="Visited_20_Internet_20_Link">MediaFire</text:a> </text:h>
          <text:p text:style-name="Text_20_body"><draw:frame draw:style-name="fr2" draw:name="Image3" text:anchor-type="as-char" svg:width="0.7862in" svg:height="0.3929in" draw:z-index="5"><draw:image xlink:href="https://www.lifewire.com/thmb/xdjQDQSpHfl8Wa5jJC_IRuBFv5Y=/1729x1153/filters:no_upscale():max_bytes(150000):strip_icc():format(webp)/mediafire-logo-5b91206446e0fb0025aab424.png" xlink:type="simple" xlink:show="embed" xlink:actuate="onLoad"/><svg:title>MediaFire logo</svg:title></draw:frame><text:bookmark text:name="mntl-sc-block-image_2-0-33"/><text:s/></text:p>
          <text:p text:style-name="Text_20_body">© MediaFire</text:p>
          <text:section text:style-name="Sect1" text:name="mntl-sc-block_1-0-7">
            <text:p text:style-name="Text_20_body">What We Like</text:p>
            <text:list xml:id="list3711694378" text:style-name="L10">
              <text:list-item>
                <text:p text:style-name="P10"><text:soft-page-break/>Upload large files.</text:p>
              </text:list-item>
              <text:list-item>
                <text:p text:style-name="P10">Zero bandwidth limitations.</text:p>
              </text:list-item>
              <text:list-item>
                <text:p text:style-name="P10">Upload public files to your account.</text:p>
              </text:list-item>
            </text:list>
            <text:p text:style-name="Text_20_body">What We Don't Like</text:p>
            <text:list xml:id="list1317067411" text:style-name="L11">
              <text:list-item>
                <text:p text:style-name="P11">Account expires after inactivity.</text:p>
              </text:list-item>
              <text:list-item>
                <text:p text:style-name="P11">Ad-supported website.</text:p>
              </text:list-item>
            </text:list>
          </text:section>
          <text:section text:style-name="Sect1" text:name="mntl-sc-block_2-0-35">
            <text:p text:style-name="Text_20_body"><text:bookmark text:name="mntl-sc-block-featuredlink__link_1-0-15"/><text:a xlink:type="simple" xlink:href="https://www.lifewire.com/mediafire-review-1356575" text:style-name="Internet_20_link" text:visited-style-name="Visited_20_Internet_20_Link">Our Review of MediaFire </text:a></text:p>
          </text:section>
          <text:p text:style-name="Text_20_body"><text:bookmark text:name="mntl-sc-block_2-0-36"/>Instantly get <text:span text:style-name="Strong_20_Emphasis">10 GB</text:span> of free online file hosting with MediaFire. Increase it to 50 GB or more with things like friend referrals and application downloads. </text:p>
          <text:p text:style-name="Text_20_body"><text:bookmark text:name="mntl-sc-block_2-0-37"/>There are sharing options for files and folders and easy uploads of either single files or whole entire folders through the MediaFire website. A file upload can be as large as 4 GB. </text:p>
          <text:p text:style-name="Text_20_body"><text:bookmark text:name="mntl-sc-block_2-0-38"/>Mobile users can download an app to view and share files on the go or upload photos and videos. </text:p>
          <text:p text:style-name="Text_20_body"><text:bookmark text:name="mntl-sc-block_2-0-39"/>Get MediaFire for iPhone, iPad, Apple TV, or Android. </text:p>
          <text:section text:style-name="Sect1" text:name="mntl-sc-block_2-0-40">
            <text:p text:style-name="Text_20_body"><text:bookmark text:name="mntl-sc-block-featuredlink__link_1-0-16"/><text:a xlink:type="simple" xlink:href="https://www.mediafire.com/upgrade/registration.php?pid=66" office:target-frame-name="_blank" xlink:show="new" text:style-name="Internet_20_link" text:visited-style-name="Visited_20_Internet_20_Link">Sign Up for MediaFire </text:a></text:p>
          </text:section>
          <text:p text:style-name="Text_20_body"><text:bookmark text:name="mntl-sc-block_2-0-41"/><text:span text:style-name="Strong_20_Emphasis">Download For:</text:span> </text:p>
          <text:section text:style-name="Sect1" text:name="mntl-sc-block_2-0-42">
            <text:p text:style-name="Text_20_body"><text:bookmark text:name="mntl-sc-block-featuredlink__link_1-0-17"/><text:a xlink:type="simple" xlink:href="https://apps.apple.com/us/app/mediafire/id555646196" office:target-frame-name="_blank" xlink:show="new" text:style-name="Internet_20_link" text:visited-style-name="Visited_20_Internet_20_Link">iOS </text:a></text:p>
          </text:section>
          <text:section text:style-name="Sect1" text:name="mntl-sc-block_2-0-43">
            <text:p text:style-name="Text_20_body"><text:bookmark text:name="mntl-sc-block-featuredlink__link_1-0-18"/><text:a xlink:type="simple" xlink:href="https://play.google.com/store/apps/details?id=com.mediafire.android" office:target-frame-name="_blank" xlink:show="new" text:style-name="Internet_20_link" text:visited-style-name="Visited_20_Internet_20_Link">Android </text:a></text:p>
          </text:section>
        </text:section>
        <text:section text:style-name="Sect1" text:name="billboard3-sticky_2-0">
          <text:p text:style-name="Text_20_body"/>
        </text:section>
        <text:section text:style-name="Sect1" text:name="list-sc-item_1-0-3">
          <text:p text:style-name="Text_20_body"/>
          <text:section text:style-name="Sect1" text:name="list-marker_1-0-3">
            <text:p text:style-name="P43">04</text:p>
            <text:p text:style-name="P43">of 16</text:p>
          </text:section>
          <text:h text:style-name="Heading_20_2" text:outline-level="2"><text:bookmark text:name="dropbox"/><text:bookmark text:name="mntl-sc-block_2-0-44"/><text:a xlink:type="simple" xlink:href="https://www.dropbox.com/basic" office:target-frame-name="_blank" xlink:show="new" text:style-name="Internet_20_link" text:visited-style-name="Visited_20_Internet_20_Link">Dropbox</text:a> </text:h>
          <text:p text:style-name="Text_20_body"><draw:frame draw:style-name="fr2" draw:name="Image4" text:anchor-type="as-char" svg:width="0.7862in" svg:height="0.3929in" draw:z-index="6"><draw:image xlink:href="https://www.lifewire.com/thmb/ycx8tl5lJFL6O-DkSfUMNgVW_qs=/2710x1806/filters:no_upscale():max_bytes(150000):strip_icc():format(webp)/dropbox-5b9121a0c9e77c007b5f5ea6.png" xlink:type="simple" xlink:show="embed" xlink:actuate="onLoad"/><svg:title>Dropbox logo</svg:title></draw:frame><text:bookmark text:name="mntl-sc-block-image_2-0-45"/><text:s/></text:p>
          <text:p text:style-name="Text_20_body">© Dropbox</text:p>
          <text:section text:style-name="Sect1" text:name="mntl-sc-block_1-0-8">
            <text:p text:style-name="Text_20_body">What We Like</text:p>
            <text:list xml:id="list1943450293" text:style-name="L12">
              <text:list-item>
                <text:p text:style-name="P12">Earn lots of free storage.</text:p>
              </text:list-item>
              <text:list-item>
                <text:p text:style-name="P12">Mobile and desktop apps.</text:p>
              </text:list-item>
              <text:list-item>
                <text:p text:style-name="P12">Undelete files.</text:p>
              </text:list-item>
              <text:list-item>
                <text:p text:style-name="P12">Intuitive file and folder sharing.</text:p>
              </text:list-item>
            </text:list>
            <text:p text:style-name="Text_20_body"><text:soft-page-break/>What We Don't Like</text:p>
            <text:list xml:id="list1395160789" text:style-name="L13">
              <text:list-item>
                <text:p text:style-name="P13">Small storage space.</text:p>
              </text:list-item>
              <text:list-item>
                <text:p text:style-name="P13">Bandwidth limits on shared folders.</text:p>
              </text:list-item>
            </text:list>
          </text:section>
          <text:section text:style-name="Sect1" text:name="mntl-sc-block_2-0-47">
            <text:p text:style-name="Text_20_body"><text:bookmark text:name="mntl-sc-block-featuredlink__link_1-0-19"/><text:a xlink:type="simple" xlink:href="https://www.lifewire.com/dropbox-review-1356565" text:style-name="Internet_20_link" text:visited-style-name="Visited_20_Internet_20_Link">Our Review of Dropbox </text:a></text:p>
          </text:section>
          <text:p text:style-name="Text_20_body"><text:bookmark text:name="mntl-sc-block_2-0-48"/>Dropbox users start off with <text:span text:style-name="Strong_20_Emphasis">2 GB</text:span> of free space with several simple ways of earning more, up to around 18 GB. </text:p>
          <text:p text:style-name="Text_20_body"><text:bookmark text:name="mntl-sc-block_2-0-49"/>You can view and upload all your Dropbox files from a desktop or mobile app and share whole folders with anyone, even if they don't have a Dropbox account. </text:p>
          <text:p text:style-name="Text_20_body"><text:bookmark text:name="mntl-sc-block_2-0-50"/>If you have Microsoft Office files stored in your Dropbox account, you can edit them from inside your browser for free using <text:a xlink:type="simple" xlink:href="https://www.lifewire.com/microsoft-office-online-review-1356578" text:style-name="Internet_20_link" text:visited-style-name="Visited_20_Internet_20_Link">Microsoft Office Online</text:a>. </text:p>
          <text:p text:style-name="Text_20_body"><text:bookmark text:name="mntl-sc-block_2-0-51"/>Get Dropbox for Android, iPhone, iPad, Kindle Fire, or your computer. </text:p>
          <text:section text:style-name="Sect1" text:name="mntl-sc-block_2-0-52">
            <text:p text:style-name="Text_20_body"><text:bookmark text:name="mntl-sc-block-featuredlink__link_1-0-20"/><text:a xlink:type="simple" xlink:href="https://www.dropbox.com/basic" office:target-frame-name="_blank" xlink:show="new" text:style-name="Internet_20_link" text:visited-style-name="Visited_20_Internet_20_Link">Sign Up for Dropbox </text:a></text:p>
          </text:section>
          <text:p text:style-name="Text_20_body"><text:bookmark text:name="mntl-sc-block_2-0-53"/><text:span text:style-name="Strong_20_Emphasis">Download For</text:span>: </text:p>
          <text:section text:style-name="Sect1" text:name="mntl-sc-block_2-0-54">
            <text:p text:style-name="Text_20_body"><text:bookmark text:name="mntl-sc-block-featuredlink__link_1-0-21"/><text:a xlink:type="simple" xlink:href="https://play.google.com/store/apps/details?hl=en&amp;id=com.dropbox.android" office:target-frame-name="_blank" xlink:show="new" text:style-name="Internet_20_link" text:visited-style-name="Visited_20_Internet_20_Link">Android </text:a></text:p>
          </text:section>
          <text:section text:style-name="Sect1" text:name="mntl-sc-block_2-0-55">
            <text:p text:style-name="Text_20_body"><text:bookmark text:name="mntl-sc-block-featuredlink__link_1-0-22"/><text:a xlink:type="simple" xlink:href="https://apps.apple.com/us/app/dropbox/id327630330" office:target-frame-name="_blank" xlink:show="new" text:style-name="Internet_20_link" text:visited-style-name="Visited_20_Internet_20_Link">iOS </text:a></text:p>
          </text:section>
          <text:section text:style-name="Sect1" text:name="mntl-sc-block_2-0-56">
            <text:p text:style-name="Text_20_body"><text:bookmark text:name="mntl-sc-block-featuredlink__link_1-0-23"/><text:a xlink:type="simple" xlink:href="https://www.amazon.com/Dropbox-Inc/dp/B006LR0XLM" office:target-frame-name="_blank" xlink:show="new" text:style-name="Internet_20_link" text:visited-style-name="Visited_20_Internet_20_Link">Kindle Fire </text:a></text:p>
          </text:section>
          <text:section text:style-name="Sect1" text:name="mntl-sc-block_2-0-57">
            <text:p text:style-name="Text_20_body"><text:bookmark text:name="mntl-sc-block-featuredlink__link_1-0-24"/><text:a xlink:type="simple" xlink:href="https://www.dropbox.com/install" office:target-frame-name="_blank" xlink:show="new" text:style-name="Internet_20_link" text:visited-style-name="Visited_20_Internet_20_Link">Linux </text:a></text:p>
          </text:section>
          <text:section text:style-name="Sect1" text:name="mntl-sc-block_2-0-58">
            <text:p text:style-name="Text_20_body"><text:bookmark text:name="mntl-sc-block-featuredlink__link_1-0-25"/><text:a xlink:type="simple" xlink:href="https://www.dropbox.com/install" office:target-frame-name="_blank" xlink:show="new" text:style-name="Internet_20_link" text:visited-style-name="Visited_20_Internet_20_Link">Mac </text:a></text:p>
          </text:section>
          <text:section text:style-name="Sect1" text:name="mntl-sc-block_2-0-59">
            <text:p text:style-name="Text_20_body"><text:bookmark text:name="mntl-sc-block-featuredlink__link_1-0-26"/><text:a xlink:type="simple" xlink:href="https://www.dropbox.com/install" office:target-frame-name="_blank" xlink:show="new" text:style-name="Internet_20_link" text:visited-style-name="Visited_20_Internet_20_Link">Windows </text:a></text:p>
          </text:section>
        </text:section>
        <text:section text:style-name="Sect1" text:name="list-sc-item_1-0-4">
          <text:p text:style-name="Text_20_body"/>
          <text:section text:style-name="Sect1" text:name="list-marker_1-0-4">
            <text:p text:style-name="P43">05</text:p>
            <text:p text:style-name="P43">of 16</text:p>
          </text:section>
          <text:h text:style-name="Heading_20_2" text:outline-level="2"><text:bookmark text:name="box"/><text:bookmark text:name="mntl-sc-block_2-0-60"/><text:a xlink:type="simple" xlink:href="https://account.box.com/signup/n/personal" office:target-frame-name="_blank" xlink:show="new" text:style-name="Internet_20_link" text:visited-style-name="Visited_20_Internet_20_Link">Box</text:a> </text:h>
          <text:p text:style-name="Text_20_body"><draw:frame draw:style-name="fr2" draw:name="Image5" text:anchor-type="as-char" svg:width="0.7862in" svg:height="0.3929in" draw:z-index="7"><draw:image xlink:href="https://www.lifewire.com/thmb/-R6O_hO4aXdHP6MJVCxAYFIFdaE=/800x454/filters:no_upscale():max_bytes(150000):strip_icc():format(webp)/box-logo-15fce6aae9a24780b8525d908a739a28.png" xlink:type="simple" xlink:show="embed" xlink:actuate="onLoad"/><svg:title>Box.com logo</svg:title></draw:frame><text:bookmark text:name="mntl-sc-block-image_2-0-61"/><text:s/></text:p>
          <text:p text:style-name="Text_20_body">Box.com</text:p>
          <text:section text:style-name="Sect1" text:name="mntl-sc-block_1-0-9">
            <text:p text:style-name="Text_20_body">What We Like</text:p>
            <text:list xml:id="list3082051744" text:style-name="L14">
              <text:list-item>
                <text:p text:style-name="P14">Robust search tool.</text:p>
              </text:list-item>
              <text:list-item>
                <text:p text:style-name="P14">Bulk file downloads.</text:p>
              </text:list-item>
              <text:list-item>
                <text:p text:style-name="P14">Notes and spreadsheet integration.</text:p>
              </text:list-item>
            </text:list>
            <text:p text:style-name="Text_20_body">What We Don't Like</text:p>
            <text:list xml:id="list3068264510" text:style-name="L15">
              <text:list-item>
                <text:p text:style-name="P15"><text:soft-page-break/>Limits upload file size.</text:p>
              </text:list-item>
              <text:list-item>
                <text:p text:style-name="P15">Some features cost.</text:p>
              </text:list-item>
              <text:list-item>
                <text:p text:style-name="P15">No password option for shared files.</text:p>
              </text:list-item>
            </text:list>
          </text:section>
          <text:section text:style-name="Sect1" text:name="mntl-sc-block_2-0-63">
            <text:p text:style-name="Text_20_body"><text:bookmark text:name="mntl-sc-block-featuredlink__link_1-0-27"/><text:a xlink:type="simple" xlink:href="https://www.lifewire.com/box-review-1356563" text:style-name="Internet_20_link" text:visited-style-name="Visited_20_Internet_20_Link">Our Review of Box </text:a></text:p>
          </text:section>
          <text:p text:style-name="Text_20_body"><text:bookmark text:name="mntl-sc-block_2-0-64"/><text:span text:style-name="Strong_20_Emphasis">10 GB</text:span> of free online storage space is provided by Box (formerly Box.net). </text:p>
          <text:p text:style-name="Text_20_body"><text:bookmark text:name="mntl-sc-block_2-0-65"/>There's a mobile application for nearly all devices that lets you upload/download/share your content. The desktop sync client also makes it super simple to upload files to Box. </text:p>
          <text:p text:style-name="Text_20_body"><text:bookmark text:name="mntl-sc-block_2-0-66"/>Box users can share whole folders of data or pick single files to share with a public link. </text:p>
          <text:p text:style-name="Text_20_body"><text:bookmark text:name="mntl-sc-block_2-0-67"/>Get Box for Android, iPhone, iPad, Windows, or macOS. </text:p>
          <text:section text:style-name="Sect1" text:name="mntl-sc-block_2-0-68">
            <text:p text:style-name="Text_20_body"><text:bookmark text:name="mntl-sc-block-featuredlink__link_1-0-28"/><text:a xlink:type="simple" xlink:href="https://account.box.com/signup/n/personal" office:target-frame-name="_blank" xlink:show="new" text:style-name="Internet_20_link" text:visited-style-name="Visited_20_Internet_20_Link">Sign Up for Box </text:a></text:p>
          </text:section>
          <text:p text:style-name="Text_20_body"><text:bookmark text:name="mntl-sc-block_2-0-69"/><text:span text:style-name="Strong_20_Emphasis">Download For</text:span>: </text:p>
          <text:section text:style-name="Sect1" text:name="mntl-sc-block_2-0-70">
            <text:p text:style-name="Text_20_body"><text:bookmark text:name="mntl-sc-block-featuredlink__link_1-0-29"/><text:a xlink:type="simple" xlink:href="https://play.google.com/store/apps/details?id=com.box.android" office:target-frame-name="_blank" xlink:show="new" text:style-name="Internet_20_link" text:visited-style-name="Visited_20_Internet_20_Link">Android </text:a></text:p>
          </text:section>
          <text:section text:style-name="Sect1" text:name="mntl-sc-block_2-0-71">
            <text:p text:style-name="Text_20_body"><text:bookmark text:name="mntl-sc-block-featuredlink__link_1-0-30"/><text:a xlink:type="simple" xlink:href="https://apps.apple.com/app/box-for-iphone-and-ipad/id290853822" office:target-frame-name="_blank" xlink:show="new" text:style-name="Internet_20_link" text:visited-style-name="Visited_20_Internet_20_Link">iOS </text:a></text:p>
          </text:section>
          <text:section text:style-name="Sect1" text:name="mntl-sc-block_2-0-72">
            <text:p text:style-name="Text_20_body"><text:bookmark text:name="mntl-sc-block-featuredlink__link_1-0-31"/><text:a xlink:type="simple" xlink:href="https://www.box.com/resources/downloads" office:target-frame-name="_blank" xlink:show="new" text:style-name="Internet_20_link" text:visited-style-name="Visited_20_Internet_20_Link">Mac </text:a></text:p>
          </text:section>
          <text:section text:style-name="Sect1" text:name="mntl-sc-block_2-0-73">
            <text:p text:style-name="Text_20_body"><text:bookmark text:name="mntl-sc-block-featuredlink__link_1-0-32"/><text:a xlink:type="simple" xlink:href="https://www.box.com/resources/downloads" office:target-frame-name="_blank" xlink:show="new" text:style-name="Internet_20_link" text:visited-style-name="Visited_20_Internet_20_Link">Windows </text:a></text:p>
          </text:section>
        </text:section>
        <text:section text:style-name="Sect1" text:name="list-sc-item_1-0-5">
          <text:p text:style-name="Text_20_body"/>
          <text:section text:style-name="Sect1" text:name="list-marker_1-0-5">
            <text:p text:style-name="P43">06</text:p>
            <text:p text:style-name="P43">of 16</text:p>
          </text:section>
          <text:h text:style-name="Heading_20_2" text:outline-level="2"><text:bookmark text:name="degoo"/><text:bookmark text:name="mntl-sc-block_2-0-74"/><text:a xlink:type="simple" xlink:href="https://degoo.com/" office:target-frame-name="_blank" xlink:show="new" text:style-name="Internet_20_link" text:visited-style-name="Visited_20_Internet_20_Link">Degoo</text:a> </text:h>
          <text:p text:style-name="Text_20_body"><draw:frame draw:style-name="fr2" draw:name="Image6" text:anchor-type="as-char" svg:width="0.7862in" svg:height="0.3929in" draw:z-index="8"><draw:image xlink:href="https://www.lifewire.com/thmb/XYTlNNy7-TIH3XPTd8YCIKf6zv4=/1024x682/filters:no_upscale():max_bytes(150000):strip_icc():format(webp)/degoo-logo-2cf7d26388b140c99adb62393ae6fbe4.png" xlink:type="simple" xlink:show="embed" xlink:actuate="onLoad"/><svg:title>Degoo logo</svg:title></draw:frame><text:bookmark text:name="mntl-sc-block-image_2-0-75"/><text:s/></text:p>
          <text:p text:style-name="Text_20_body">Degoo Cloud</text:p>
          <text:section text:style-name="Sect1" text:name="mntl-sc-block_1-0-10">
            <text:p text:style-name="Text_20_body">What We Like</text:p>
            <text:list xml:id="list2064686659" text:style-name="L16">
              <text:list-item>
                <text:p text:style-name="P16">More storage than most services.</text:p>
              </text:list-item>
              <text:list-item>
                <text:p text:style-name="P16">Multiple ways to earn more free storage space.</text:p>
              </text:list-item>
            </text:list>
            <text:p text:style-name="Text_20_body">What We Don't Like</text:p>
            <text:list xml:id="list408344182" text:style-name="L17">
              <text:list-item>
                <text:p text:style-name="P17">Website is hard to navigate.</text:p>
              </text:list-item>
              <text:list-item>
                <text:p text:style-name="P17">Shows ads.</text:p>
              </text:list-item>
            </text:list>
          </text:section>
          <text:p text:style-name="Text_20_body"><text:bookmark text:name="mntl-sc-block_2-0-77"/>This one gives out a huge <text:span text:style-name="Strong_20_Emphasis">100 GB</text:span> of free storage to anyone who makes an account. </text:p>
          <text:p text:style-name="Text_20_body"><text:bookmark text:name="mntl-sc-block_2-0-78"/><text:soft-page-break/>If you have lots of friends who want to use Degoo to store their files, you can even get 500 GB <text:span text:style-name="Emphasis">more</text:span> by referring them to make an account. You get 5 GB for each person that joins through your referral. You can also watch ads to get more free online space (&lt;1 GB per ad watched), with no upper limit to how much storage you can get for free. </text:p>
          <text:p text:style-name="Text_20_body"><text:bookmark text:name="mntl-sc-block_2-0-79"/>You can use your free cloud storage account with the mobile app for iPhone, iPad, and Android. </text:p>
          <text:section text:style-name="Sect1" text:name="mntl-sc-block_2-0-80">
            <text:p text:style-name="Text_20_body"><text:bookmark text:name="mntl-sc-block-featuredlink__link_1-0-33"/><text:a xlink:type="simple" xlink:href="https://degoo.com/" office:target-frame-name="_blank" xlink:show="new" text:style-name="Internet_20_link" text:visited-style-name="Visited_20_Internet_20_Link">Sign Up for Degoo </text:a></text:p>
          </text:section>
          <text:p text:style-name="Text_20_body"><text:bookmark text:name="mntl-sc-block_2-0-81"/><text:span text:style-name="Strong_20_Emphasis">Download For</text:span>: </text:p>
          <text:section text:style-name="Sect1" text:name="mntl-sc-block_2-0-82">
            <text:p text:style-name="Text_20_body"><text:bookmark text:name="mntl-sc-block-featuredlink__link_1-0-34"/><text:a xlink:type="simple" xlink:href="https://play.google.com/store/apps/details?id=com.degoo.android&amp;hl=en_US" office:target-frame-name="_blank" xlink:show="new" text:style-name="Internet_20_link" text:visited-style-name="Visited_20_Internet_20_Link">Android </text:a></text:p>
          </text:section>
          <text:section text:style-name="Sect1" text:name="mntl-sc-block_2-0-83">
            <text:p text:style-name="Text_20_body"><text:bookmark text:name="mntl-sc-block-featuredlink__link_1-0-35"/><text:a xlink:type="simple" xlink:href="https://apps.apple.com/app/100-gb-degoo-online-storage/id1154082727" office:target-frame-name="_blank" xlink:show="new" text:style-name="Internet_20_link" text:visited-style-name="Visited_20_Internet_20_Link">iOS </text:a></text:p>
          </text:section>
        </text:section>
        <text:section text:style-name="Sect1" text:name="list-sc-item_1-0-6">
          <text:p text:style-name="Text_20_body"/>
          <text:section text:style-name="Sect1" text:name="list-marker_1-0-6">
            <text:p text:style-name="P43">07</text:p>
            <text:p text:style-name="P43">of 16</text:p>
          </text:section>
          <text:h text:style-name="Heading_20_2" text:outline-level="2"><text:bookmark text:name="google-drive"/><text:bookmark text:name="mntl-sc-block_2-0-84"/><text:a xlink:type="simple" xlink:href="https://drive.google.com/drive/my-drive" office:target-frame-name="_blank" xlink:show="new" text:style-name="Internet_20_link" text:visited-style-name="Visited_20_Internet_20_Link">Google Drive</text:a> </text:h>
          <text:p text:style-name="P43"><draw:frame draw:style-name="fr2" draw:name="Image7" text:anchor-type="as-char" svg:width="0.7862in" svg:height="0.3929in" draw:z-index="9"><draw:image xlink:href="https://www.lifewire.com/thmb/O0ZW_YAZ084ySjM_lc9dP81CGOM=/3611x2407/filters:no_upscale():max_bytes(150000):strip_icc():format(webp)/google-drive-logo-5b9125a8c9e77c007b5ff8a9.png" xlink:type="simple" xlink:show="embed" xlink:actuate="onLoad"/><svg:title>Google Drive logo</svg:title></draw:frame><text:bookmark text:name="mntl-sc-block-image_2-0-85"/><text:s/></text:p>
          <text:p text:style-name="P43">© Google </text:p>
          <text:section text:style-name="Sect1" text:name="mntl-sc-block_1-0-11">
            <text:p text:style-name="Text_20_body">What We Like</text:p>
            <text:list xml:id="list1555126062" text:style-name="L18">
              <text:list-item>
                <text:p text:style-name="P18">Super user-friendly website.</text:p>
              </text:list-item>
              <text:list-item>
                <text:p text:style-name="P18">Collaboration and file sharing.</text:p>
              </text:list-item>
              <text:list-item>
                <text:p text:style-name="P18">Plenty of free storage.</text:p>
              </text:list-item>
              <text:list-item>
                <text:p text:style-name="P18">Desktop and mobile apps.</text:p>
              </text:list-item>
            </text:list>
            <text:p text:style-name="Text_20_body">What We Don't Like</text:p>
            <text:list xml:id="list3081657478" text:style-name="L19">
              <text:list-item>
                <text:p text:style-name="P19">Shared storage with other Google services.</text:p>
              </text:list-item>
              <text:list-item>
                <text:p text:style-name="P19">Bare desktop sync client.</text:p>
              </text:list-item>
            </text:list>
          </text:section>
          <text:section text:style-name="Sect1" text:name="mntl-sc-block_2-0-87">
            <text:p text:style-name="P43"><text:bookmark text:name="mntl-sc-block-featuredlink__link_1-0-36"/><text:a xlink:type="simple" xlink:href="https://www.lifewire.com/google-drive-review-1356570" text:style-name="Internet_20_link" text:visited-style-name="Visited_20_Internet_20_Link">Our Review of Google Drive </text:a></text:p>
          </text:section>
          <text:p text:style-name="Text_20_body"><text:bookmark text:name="mntl-sc-block_2-0-88"/>Google Drive is the cloud storage service offered by Google. Each new user gets <text:span text:style-name="Strong_20_Emphasis">15 GB</text:span> of free space. </text:p>
          <text:p text:style-name="Text_20_body"><text:bookmark text:name="mntl-sc-block_2-0-89"/>The total storage is actually shared with other Google services, like <text:a xlink:type="simple" xlink:href="https://www.lifewire.com/review-why-gmail-is-good-and-bad-2483272" text:style-name="Internet_20_link" text:visited-style-name="Visited_20_Internet_20_Link">Gmail</text:a> and <text:a xlink:type="simple" xlink:href="https://www.lifewire.com/google-photos-should-you-be-using-it-4051795" text:style-name="Internet_20_link" text:visited-style-name="Visited_20_Internet_20_Link">Google Photos</text:a>. If you don't use the other services, you can utilize almost all the space for Google Drive alone. </text:p>
          <text:p text:style-name="Text_20_body"><text:bookmark text:name="mntl-sc-block_2-0-90"/>A sync client can be installed for desktop users, which supports folder and file uploads. There's also a mobile app that can send photos and videos to your account. </text:p>
          <text:p text:style-name="Text_20_body"><text:bookmark text:name="mntl-sc-block_2-0-91"/>Folders and files can be shared with specific Google users via their email address or anyone with a public link. You can also make a file view-only, which prevents someone from downloading it. </text:p>
          <text:p text:style-name="Text_20_body"><text:bookmark text:name="mntl-sc-block_2-0-92"/><text:soft-page-break/>Google Drive makes it really simple to collaborate with others by allowing comments and letting files be opened and accessed my more than one person at a time. </text:p>
          <text:p text:style-name="Text_20_body"><text:bookmark text:name="mntl-sc-block_2-0-93"/>Get it for iPhone, iPad, Android, or your Mac or Windows computer. </text:p>
          <text:section text:style-name="Sect1" text:name="mntl-sc-block_2-0-94">
            <text:p text:style-name="Text_20_body"><text:bookmark text:name="mntl-sc-block-featuredlink__link_1-0-37"/><text:a xlink:type="simple" xlink:href="https://drive.google.com/drive/my-drive" office:target-frame-name="_blank" xlink:show="new" text:style-name="Internet_20_link" text:visited-style-name="Visited_20_Internet_20_Link">Sign Up for Google Drive </text:a></text:p>
          </text:section>
          <text:p text:style-name="Text_20_body"><text:bookmark text:name="mntl-sc-block_2-0-95"/><text:span text:style-name="Strong_20_Emphasis">Download For:</text:span> </text:p>
          <text:section text:style-name="Sect1" text:name="mntl-sc-block_2-0-96">
            <text:p text:style-name="Text_20_body"><text:bookmark text:name="mntl-sc-block-featuredlink__link_1-0-38"/><text:a xlink:type="simple" xlink:href="https://apps.apple.com/app/google-drive/id507874739" office:target-frame-name="_blank" xlink:show="new" text:style-name="Internet_20_link" text:visited-style-name="Visited_20_Internet_20_Link">iOS </text:a></text:p>
          </text:section>
          <text:section text:style-name="Sect1" text:name="mntl-sc-block_2-0-97">
            <text:p text:style-name="Text_20_body"><text:bookmark text:name="mntl-sc-block-featuredlink__link_1-0-39"/><text:a xlink:type="simple" xlink:href="https://play.google.com/store/apps/details?id=com.google.android.apps.docs" office:target-frame-name="_blank" xlink:show="new" text:style-name="Internet_20_link" text:visited-style-name="Visited_20_Internet_20_Link">Android </text:a></text:p>
          </text:section>
          <text:section text:style-name="Sect1" text:name="mntl-sc-block_2-0-98">
            <text:p text:style-name="Text_20_body"><text:bookmark text:name="mntl-sc-block-featuredlink__link_1-0-40"/><text:a xlink:type="simple" xlink:href="https://www.google.com/drive/download/" office:target-frame-name="_blank" xlink:show="new" text:style-name="Internet_20_link" text:visited-style-name="Visited_20_Internet_20_Link">Mac </text:a></text:p>
          </text:section>
          <text:section text:style-name="Sect1" text:name="mntl-sc-block_2-0-99">
            <text:p text:style-name="Text_20_body"><text:bookmark text:name="mntl-sc-block-featuredlink__link_1-0-41"/><text:a xlink:type="simple" xlink:href="https://www.google.com/drive/download/" office:target-frame-name="_blank" xlink:show="new" text:style-name="Internet_20_link" text:visited-style-name="Visited_20_Internet_20_Link">Windows </text:a></text:p>
          </text:section>
        </text:section>
        <text:section text:style-name="Sect1" text:name="list-sc-item_1-0-7">
          <text:p text:style-name="Text_20_body"/>
          <text:section text:style-name="Sect1" text:name="list-marker_1-0-7">
            <text:p text:style-name="P43">08</text:p>
            <text:p text:style-name="P43">of 16</text:p>
          </text:section>
          <text:h text:style-name="Heading_20_2" text:outline-level="2"><text:bookmark text:name="onedrive"/><text:bookmark text:name="mntl-sc-block_2-0-100"/><text:a xlink:type="simple" xlink:href="https://www.microsoft.com/en-us/microsoft-365/onedrive/compare-onedrive-plans" office:target-frame-name="_blank" xlink:show="new" text:style-name="Internet_20_link" text:visited-style-name="Visited_20_Internet_20_Link">OneDrive</text:a> </text:h>
          <text:p text:style-name="Text_20_body"><draw:frame draw:style-name="fr2" draw:name="Image8" text:anchor-type="as-char" svg:width="0.7862in" svg:height="0.3929in" draw:z-index="10"><draw:image xlink:href="https://www.lifewire.com/thmb/U0DWba4MAw54VFOIjzlugxcXBQs=/960x640/filters:no_upscale():max_bytes(150000):strip_icc():format(webp)/onedrive-logo-5b9126e6c9e77c0050e0813b.png" xlink:type="simple" xlink:show="embed" xlink:actuate="onLoad"/><svg:title>OneDrive logo</svg:title></draw:frame><text:bookmark text:name="mntl-sc-block-image_2-0-101"/><text:s/></text:p>
          <text:p text:style-name="Text_20_body">© Microsoft </text:p>
          <text:section text:style-name="Sect1" text:name="mntl-sc-block_1-0-12">
            <text:p text:style-name="Text_20_body">What We Like</text:p>
            <text:list xml:id="list1968132275" text:style-name="L20">
              <text:list-item>
                <text:p text:style-name="P20">Works with Microsoft Office Online.</text:p>
              </text:list-item>
              <text:list-item>
                <text:p text:style-name="P20">Many ways to upload files.</text:p>
              </text:list-item>
              <text:list-item>
                <text:p text:style-name="P20">Control how files are shared.</text:p>
              </text:list-item>
              <text:list-item>
                <text:p text:style-name="P20">Earn more storage for free.</text:p>
              </text:list-item>
            </text:list>
            <text:p text:style-name="Text_20_body">What We Don't Like</text:p>
            <text:list xml:id="list2926541706" text:style-name="L21">
              <text:list-item>
                <text:p text:style-name="P21">Less storage than similar services.</text:p>
              </text:list-item>
            </text:list>
          </text:section>
          <text:section text:style-name="Sect1" text:name="mntl-sc-block_2-0-103">
            <text:p text:style-name="Text_20_body"><text:bookmark text:name="mntl-sc-block-featuredlink__link_1-0-42"/><text:a xlink:type="simple" xlink:href="https://www.lifewire.com/onedrive-4155075" text:style-name="Internet_20_link" text:visited-style-name="Visited_20_Internet_20_Link">What Is OneDrive? </text:a></text:p>
          </text:section>
          <text:p text:style-name="Text_20_body"><text:bookmark text:name="mntl-sc-block_2-0-104"/>OneDrive (formerly called SkyDrive) is an online storage service from Microsoft. Everyone gets <text:span text:style-name="Strong_20_Emphasis">5 GB</text:span> of free space when they sign up. </text:p>
          <text:p text:style-name="Text_20_body"><text:bookmark text:name="mntl-sc-block_2-0-105"/>Extra hosting can be awarded if you follow certain instructions, like friend referrals and mobile photo syncing. </text:p>
          <text:p text:style-name="Text_20_body"><text:bookmark text:name="mntl-sc-block_2-0-106"/>A desktop program can be installed to easily transfer folders and files of any type, making them accessible from a mobile device. The mobile app can also upload files — both images and videos. </text:p>
          <text:p text:style-name="Text_20_body"><text:bookmark text:name="mntl-sc-block_2-0-107"/><text:soft-page-break/>It supports sharing both folders and files with non-registered users. A permission can be set to only allow viewing or to allow full editing. </text:p>
          <text:p text:style-name="Text_20_body"><text:bookmark text:name="mntl-sc-block_2-0-108"/>You can get the OneDrive app for Windows, Android, iPhone, and iPad. </text:p>
          <text:section text:style-name="Sect1" text:name="mntl-sc-block_2-0-109">
            <text:p text:style-name="Text_20_body"><text:bookmark text:name="mntl-sc-block-featuredlink__link_1-0-43"/><text:a xlink:type="simple" xlink:href="https://www.microsoft.com/en-us/microsoft-365/onedrive/compare-onedrive-plans" office:target-frame-name="_blank" xlink:show="new" text:style-name="Internet_20_link" text:visited-style-name="Visited_20_Internet_20_Link">Sign Up for OneDrive </text:a></text:p>
          </text:section>
          <text:p text:style-name="Text_20_body"><text:bookmark text:name="mntl-sc-block_2-0-110"/><text:span text:style-name="Strong_20_Emphasis">Download For:</text:span> </text:p>
          <text:section text:style-name="Sect1" text:name="mntl-sc-block_2-0-111">
            <text:p text:style-name="Text_20_body"><text:bookmark text:name="mntl-sc-block-featuredlink__link_1-0-44"/><text:a xlink:type="simple" xlink:href="https://play.google.com/store/apps/details?id=com.microsoft.skydrive&amp;hl=en_US" office:target-frame-name="_blank" xlink:show="new" text:style-name="Internet_20_link" text:visited-style-name="Visited_20_Internet_20_Link">Android </text:a></text:p>
          </text:section>
          <text:section text:style-name="Sect1" text:name="mntl-sc-block_2-0-112">
            <text:p text:style-name="Text_20_body"><text:bookmark text:name="mntl-sc-block-featuredlink__link_1-0-45"/><text:a xlink:type="simple" xlink:href="https://apps.apple.com/us/app/microsoft-onedrive/id477537958" office:target-frame-name="_blank" xlink:show="new" text:style-name="Internet_20_link" text:visited-style-name="Visited_20_Internet_20_Link">iOS </text:a></text:p>
          </text:section>
          <text:section text:style-name="Sect1" text:name="mntl-sc-block_2-0-113">
            <text:p text:style-name="Text_20_body"><text:bookmark text:name="mntl-sc-block-featuredlink__link_1-0-46"/><text:a xlink:type="simple" xlink:href="https://www.microsoft.com/en-us/microsoft-365/onedrive/download" office:target-frame-name="_blank" xlink:show="new" text:style-name="Internet_20_link" text:visited-style-name="Visited_20_Internet_20_Link">Windows </text:a></text:p>
          </text:section>
        </text:section>
        <text:section text:style-name="Sect1" text:name="list-sc-item_1-0-8">
          <text:p text:style-name="Text_20_body"/>
          <text:section text:style-name="Sect1" text:name="list-marker_1-0-8">
            <text:p text:style-name="P43">09</text:p>
            <text:p text:style-name="P43">of 16</text:p>
          </text:section>
          <text:h text:style-name="Heading_20_2" text:outline-level="2"><text:bookmark text:name="yandex-disk"/><text:bookmark text:name="mntl-sc-block_2-0-114"/><text:a xlink:type="simple" xlink:href="https://disk.yandex.com/" office:target-frame-name="_blank" xlink:show="new" text:style-name="Internet_20_link" text:visited-style-name="Visited_20_Internet_20_Link">Yandex Disk</text:a> </text:h>
          <text:p text:style-name="Text_20_body"><draw:frame draw:style-name="fr2" draw:name="Image9" text:anchor-type="as-char" svg:width="0.7862in" svg:height="0.3929in" draw:z-index="11"><draw:image xlink:href="https://www.lifewire.com/thmb/-b11hShbKxiBc8lq-1x21oSeeOA=/960x640/filters:no_upscale():max_bytes(150000):strip_icc():format(webp)/yandex-disk-logo-5b91284a46e0fb002576a9d0.png" xlink:type="simple" xlink:show="embed" xlink:actuate="onLoad"/><svg:title>Yandex.Disk logo</svg:title></draw:frame><text:bookmark text:name="mntl-sc-block-image_2-0-115"/><text:s/></text:p>
          <text:p text:style-name="Text_20_body">© Yandex</text:p>
          <text:section text:style-name="Sect1" text:name="mntl-sc-block_1-0-13">
            <text:p text:style-name="Text_20_body">What We Like</text:p>
            <text:list xml:id="list1804821561" text:style-name="L22">
              <text:list-item>
                <text:p text:style-name="P22">Features not found elsewhere.</text:p>
              </text:list-item>
              <text:list-item>
                <text:p text:style-name="P22">Good amount of storage.</text:p>
              </text:list-item>
              <text:list-item>
                <text:p text:style-name="P22">Upload mobile images automatically.</text:p>
              </text:list-item>
              <text:list-item>
                <text:p text:style-name="P22">Lots of apps.</text:p>
              </text:list-item>
            </text:list>
            <text:p text:style-name="Text_20_body">What We Don't Like</text:p>
            <text:list xml:id="list2868490508" text:style-name="L23">
              <text:list-item>
                <text:p text:style-name="P23">Lots of website ads.</text:p>
              </text:list-item>
              <text:list-item>
                <text:p text:style-name="P23">Buy extra storage.</text:p>
              </text:list-item>
              <text:list-item>
                <text:p text:style-name="P23">Cannot upload folders with the web app.</text:p>
              </text:list-item>
            </text:list>
          </text:section>
          <text:p text:style-name="Text_20_body"><text:bookmark text:name="mntl-sc-block_2-0-117"/>Yandex is a Russian company known mainly for its popular Yandex Search and Yandex Email services, but they also have others, like Yandex.Disk for <text:span text:style-name="Strong_20_Emphasis">10 GB </text:span>of free cloud storage for anyone who creates an account. </text:p>
          <text:p text:style-name="Text_20_body"><text:bookmark text:name="mntl-sc-block_2-0-118"/>There are plenty of useful features, such as public and private folder and file sharing, the ability to import photos via social networks, bulk downloads, automatic mobile uploads, and support for drag and drop.  </text:p>
          <text:p text:style-name="Text_20_body"><text:bookmark text:name="mntl-sc-block_2-0-119"/>You can upgrade to Yandex.Disk Pro to get 100 GB or more of space. </text:p>
          <text:p text:style-name="Text_20_body"><text:bookmark text:name="mntl-sc-block_2-0-120"/><text:soft-page-break/>Windows, Mac, and Linux users can install a desktop program to upload files to Yandex.Disk, and a mobile app is available for Android, iPhone, and iPad. </text:p>
          <text:section text:style-name="Sect1" text:name="mntl-sc-block_2-0-121">
            <text:p text:style-name="Text_20_body"><text:bookmark text:name="mntl-sc-block-featuredlink__link_1-0-47"/><text:a xlink:type="simple" xlink:href="https://disk.yandex.com/" office:target-frame-name="_blank" xlink:show="new" text:style-name="Internet_20_link" text:visited-style-name="Visited_20_Internet_20_Link">Sign Up for Yandex.Disk </text:a></text:p>
          </text:section>
          <text:section text:style-name="Sect1" text:name="mntl-sc-block_2-0-122">
            <text:p text:style-name="Text_20_body"><text:bookmark text:name="mntl-sc-block-featuredlink__link_1-0-48"/><text:a xlink:type="simple" xlink:href="https://disk.yandex.com/download" office:target-frame-name="_blank" xlink:show="new" text:style-name="Internet_20_link" text:visited-style-name="Visited_20_Internet_20_Link">Download Yandex.Disk </text:a></text:p>
          </text:section>
        </text:section>
        <text:section text:style-name="Sect1" text:name="list-sc-item_1-0-9">
          <text:p text:style-name="Text_20_body"/>
          <text:section text:style-name="Sect1" text:name="list-marker_1-0-9">
            <text:p text:style-name="P43">10</text:p>
            <text:p text:style-name="P43">of 16</text:p>
          </text:section>
          <text:h text:style-name="Heading_20_2" text:outline-level="2"><text:bookmark text:name="sync"/><text:bookmark text:name="mntl-sc-block_2-0-123"/><text:a xlink:type="simple" xlink:href="https://www.sync.com/" office:target-frame-name="_blank" xlink:show="new" text:style-name="Internet_20_link" text:visited-style-name="Visited_20_Internet_20_Link">Sync</text:a> </text:h>
          <text:p text:style-name="Text_20_body"><draw:frame draw:style-name="fr2" draw:name="Image10" text:anchor-type="as-char" svg:width="0.7862in" svg:height="0.3929in" draw:z-index="12"><draw:image xlink:href="https://www.lifewire.com/thmb/8QkoJehS4MozPiiloDyIbvkk0N4=/960x640/filters:no_upscale():max_bytes(150000):strip_icc():format(webp)/sync-com-logo-5b91288846e0fb002576b287.png" xlink:type="simple" xlink:show="embed" xlink:actuate="onLoad"/><svg:title>Sync.com logo</svg:title></draw:frame><text:bookmark text:name="mntl-sc-block-image_2-0-124"/><text:s/></text:p>
          <text:p text:style-name="Text_20_body">© Sync.com Inc.</text:p>
          <text:section text:style-name="Sect1" text:name="mntl-sc-block_1-0-14">
            <text:p text:style-name="Text_20_body">What We Like</text:p>
            <text:list xml:id="list2718352068" text:style-name="L24">
              <text:list-item>
                <text:p text:style-name="P24">Complete tasks to earn more free space.</text:p>
              </text:list-item>
              <text:list-item>
                <text:p text:style-name="P24">Web-based folder uploads.</text:p>
              </text:list-item>
              <text:list-item>
                <text:p text:style-name="P24">Collaborate with team folders.</text:p>
              </text:list-item>
              <text:list-item>
                <text:p text:style-name="P24">Password protect shares.</text:p>
              </text:list-item>
            </text:list>
            <text:p text:style-name="Text_20_body">What We Don't Like</text:p>
            <text:list xml:id="list3371068907" text:style-name="L25">
              <text:list-item>
                <text:p text:style-name="P25">Not ideal for large files like videos.</text:p>
              </text:list-item>
              <text:list-item>
                <text:p text:style-name="P25">Can't cancel web uploads.</text:p>
              </text:list-item>
              <text:list-item>
                <text:p text:style-name="P25">Minimal but functional website.</text:p>
              </text:list-item>
            </text:list>
          </text:section>
          <text:p text:style-name="Text_20_body"><text:bookmark text:name="mntl-sc-block_2-0-126"/><text:span text:style-name="Strong_20_Emphasis">5 GB</text:span> of free cloud storage can be had when you sign up for Sync. </text:p>
          <text:p text:style-name="Text_20_body"><text:bookmark text:name="mntl-sc-block_2-0-127"/>Like some of the other services listed on this page, Sync can upload multiple files at once through both the website interface as well as the mobile and desktop app. </text:p>
          <text:p text:style-name="Text_20_body"><text:bookmark text:name="mntl-sc-block_2-0-128"/>You can build shared folders that other users can interact with as well as share any folder or file with <text:span text:style-name="Emphasis">anyone</text:span>, regardless if they're a Sync user. </text:p>
          <text:p text:style-name="Text_20_body"><text:bookmark text:name="mntl-sc-block_2-0-129"/><text:span text:style-name="Emphasis">Vault</text:span> is a folder in Sync that you can put files into so that they aren't synced across your other devices. This is useful if you just want to archive some files online but don't need them elsewhere. </text:p>
          <text:p text:style-name="Text_20_body"><text:bookmark text:name="mntl-sc-block_2-0-130"/>See <text:a xlink:type="simple" xlink:href="https://www.sync.com/features/" office:target-frame-name="_blank" xlink:show="new" text:style-name="Internet_20_link" text:visited-style-name="Visited_20_Internet_20_Link">Sync's features page</text:a> for a list of its features and some comparisons between the free and pro versions. </text:p>
          <text:p text:style-name="Text_20_body"><text:bookmark text:name="mntl-sc-block_2-0-131"/>This service is available from not only the web but also Windows (10, 8, and 7), Mac (10.9 and greater), iPhone, iPad, and Android. </text:p>
          <text:section text:style-name="Sect1" text:name="mntl-sc-block_2-0-132">
            <text:p text:style-name="Text_20_body"><text:bookmark text:name="mntl-sc-block-featuredlink__link_1-0-49"/><text:a xlink:type="simple" xlink:href="https://www.sync.com/pricing-personal-free/" office:target-frame-name="_blank" xlink:show="new" text:style-name="Internet_20_link" text:visited-style-name="Visited_20_Internet_20_Link">Sign Up for Sync </text:a></text:p>
          </text:section>
          <text:p text:style-name="Text_20_body"><text:bookmark text:name="mntl-sc-block_2-0-133"/><text:soft-page-break/><text:span text:style-name="Strong_20_Emphasis">Download For:</text:span> </text:p>
          <text:section text:style-name="Sect1" text:name="mntl-sc-block_2-0-134">
            <text:p text:style-name="Text_20_body"><text:bookmark text:name="mntl-sc-block-featuredlink__link_1-0-50"/><text:a xlink:type="simple" xlink:href="https://apps.apple.com/us/app/sync-com/id917410266" office:target-frame-name="_blank" xlink:show="new" text:style-name="Internet_20_link" text:visited-style-name="Visited_20_Internet_20_Link">iOS </text:a></text:p>
          </text:section>
          <text:section text:style-name="Sect1" text:name="mntl-sc-block_2-0-135">
            <text:p text:style-name="Text_20_body"><text:bookmark text:name="mntl-sc-block-featuredlink__link_1-0-51"/><text:a xlink:type="simple" xlink:href="https://play.google.com/store/apps/details?id=com.sync.mobileapp" office:target-frame-name="_blank" xlink:show="new" text:style-name="Internet_20_link" text:visited-style-name="Visited_20_Internet_20_Link">Android </text:a></text:p>
          </text:section>
          <text:section text:style-name="Sect1" text:name="mntl-sc-block_2-0-136">
            <text:p text:style-name="Text_20_body"><text:bookmark text:name="mntl-sc-block-featuredlink__link_1-0-52"/><text:a xlink:type="simple" xlink:href="https://www.sync.com/install/" office:target-frame-name="_blank" xlink:show="new" text:style-name="Internet_20_link" text:visited-style-name="Visited_20_Internet_20_Link">Mac </text:a></text:p>
          </text:section>
          <text:section text:style-name="Sect1" text:name="mntl-sc-block_2-0-137">
            <text:p text:style-name="Text_20_body"><text:bookmark text:name="mntl-sc-block-featuredlink__link_1-0-53"/><text:a xlink:type="simple" xlink:href="https://www.sync.com/install/" office:target-frame-name="_blank" xlink:show="new" text:style-name="Internet_20_link" text:visited-style-name="Visited_20_Internet_20_Link">Windows </text:a></text:p>
          </text:section>
        </text:section>
        <text:section text:style-name="Sect1" text:name="list-sc-item_1-0-10">
          <text:p text:style-name="Text_20_body"/>
          <text:section text:style-name="Sect1" text:name="list-marker_1-0-10">
            <text:p text:style-name="P43">11</text:p>
            <text:p text:style-name="P43">of 16</text:p>
          </text:section>
          <text:h text:style-name="Heading_20_2" text:outline-level="2"><text:bookmark text:name="blomp"/><text:bookmark text:name="mntl-sc-block_2-0-138"/><text:a xlink:type="simple" xlink:href="https://www.blomp.com/" office:target-frame-name="_blank" xlink:show="new" text:style-name="Internet_20_link" text:visited-style-name="Visited_20_Internet_20_Link">Blomp</text:a> </text:h>
          <text:p text:style-name="Text_20_body"><draw:frame draw:style-name="fr2" draw:name="Image11" text:anchor-type="as-char" svg:width="0.7862in" svg:height="0.3929in" draw:z-index="13"><draw:image xlink:href="https://www.lifewire.com/thmb/O89_M3kmUJFvex701xJhepJMu2E=/960x640/filters:no_upscale():max_bytes(150000):strip_icc():format(webp)/blomp-logo-3aa9b005888342458283de3bec23dbed.png" xlink:type="simple" xlink:show="embed" xlink:actuate="onLoad"/><svg:title>Blomp file storage logo</svg:title></draw:frame><text:bookmark text:name="mntl-sc-block-image_2-0-139"/><text:s/></text:p>
          <text:p text:style-name="Text_20_body">Blomp</text:p>
          <text:section text:style-name="Sect1" text:name="mntl-sc-block_1-0-15">
            <text:p text:style-name="Text_20_body">What We Like</text:p>
            <text:list xml:id="list609950631" text:style-name="L26">
              <text:list-item>
                <text:p text:style-name="P26">Lots of free storage with opportunities for more.</text:p>
              </text:list-item>
              <text:list-item>
                <text:p text:style-name="P26">Programs are easy to use.</text:p>
              </text:list-item>
              <text:list-item>
                <text:p text:style-name="P26">Works with all the popular platforms.</text:p>
              </text:list-item>
              <text:list-item>
                <text:p text:style-name="P26">No upload size limit.</text:p>
              </text:list-item>
            </text:list>
            <text:p text:style-name="Text_20_body">What We Don't Like</text:p>
            <text:list xml:id="list1326036050" text:style-name="L27">
              <text:list-item>
                <text:p text:style-name="P27">Barebones apps; few features.</text:p>
              </text:list-item>
              <text:list-item>
                <text:p text:style-name="P27">Must download media files to view them from your account.</text:p>
              </text:list-item>
              <text:list-item>
                <text:p text:style-name="P27">Can't share files.</text:p>
              </text:list-item>
            </text:list>
          </text:section>
          <text:p text:style-name="Text_20_body"><text:bookmark text:name="mntl-sc-block_2-0-141"/>Blomp is a free file storage site that provides a whopping <text:span text:style-name="Strong_20_Emphasis">20 GB</text:span> of storage to anyone who signs up. </text:p>
          <text:p text:style-name="Text_20_body"><text:bookmark text:name="mntl-sc-block_2-0-142"/>The website and program are super slim with few features; you can create folders, upload files, and download your backed up data. However, this makes them really easy to use and free from clutter, so it could be considered a good thing. </text:p>
          <text:p text:style-name="Text_20_body"><text:bookmark text:name="mntl-sc-block_2-0-143"/>There isn't a limit to how large a file can be when you upload it as long as it doesn't exceed 20 GB (since that's the total storage amount). Bulk uploads are supported as well, from the website and app. </text:p>
          <text:p text:style-name="Text_20_body"><text:bookmark text:name="mntl-sc-block_2-0-144"/>The website, desktop app, and mobile app won't preview image files you've uploaded. You have to first download them to your phone or computer to see what they are. Most cloud backup tools let you preview videos, music, and images, so it's unfortunate that this service doesn't work quite the same way. </text:p>
          <text:p text:style-name="Text_20_body"><text:bookmark text:name="mntl-sc-block_2-0-145"/><text:soft-page-break/>However, 20 GB isn't bad at all when it's free. Plus, you can get up to 200 GB of free space if you refer friends to sign up. </text:p>
          <text:p text:style-name="Text_20_body"><text:bookmark text:name="mntl-sc-block_2-0-146"/>Blomp runs on Windows, Mac, and Linux, as well as iOS and Android mobile devices. </text:p>
          <text:section text:style-name="Sect1" text:name="mntl-sc-block_2-0-147">
            <text:p text:style-name="Text_20_body"><text:bookmark text:name="mntl-sc-block-featuredlink__link_1-0-54"/><text:a xlink:type="simple" xlink:href="https://www.blomp.com/" office:target-frame-name="_blank" xlink:show="new" text:style-name="Internet_20_link" text:visited-style-name="Visited_20_Internet_20_Link">Sign Up for Blomp </text:a></text:p>
          </text:section>
          <text:section text:style-name="Sect1" text:name="mntl-sc-block_2-0-148">
            <text:p text:style-name="Text_20_body"><text:bookmark text:name="mntl-sc-block-featuredlink__link_1-0-55"/><text:a xlink:type="simple" xlink:href="https://www.blomp.com/#Downloads" office:target-frame-name="_blank" xlink:show="new" text:style-name="Internet_20_link" text:visited-style-name="Visited_20_Internet_20_Link">Download Blomp </text:a></text:p>
          </text:section>
        </text:section>
        <text:section text:style-name="Sect1" text:name="list-sc-item_1-0-11">
          <text:p text:style-name="Text_20_body"/>
          <text:section text:style-name="Sect1" text:name="list-marker_1-0-11">
            <text:p text:style-name="P43">12</text:p>
            <text:p text:style-name="P43">of 16</text:p>
          </text:section>
          <text:h text:style-name="Heading_20_2" text:outline-level="2"><text:bookmark text:name="letsupload"/><text:bookmark text:name="mntl-sc-block_2-0-149"/><text:a xlink:type="simple" xlink:href="https://letsupload.io/" office:target-frame-name="_blank" xlink:show="new" text:style-name="Internet_20_link" text:visited-style-name="Visited_20_Internet_20_Link">Letsupload</text:a> </text:h>
          <text:p text:style-name="Text_20_body"><draw:frame draw:style-name="fr2" draw:name="Image12" text:anchor-type="as-char" svg:width="0.7862in" svg:height="0.3929in" draw:z-index="14"><draw:image xlink:href="https://www.lifewire.com/thmb/UEeFRnYD1ZbqKPybvzrLZnQvy9A=/960x640/filters:no_upscale():max_bytes(150000):strip_icc():format(webp)/letsupload-logo-e52c267ce5864344a5efe4a721bc6ba6.png" xlink:type="simple" xlink:show="embed" xlink:actuate="onLoad"/><svg:title>Letsupload logo</svg:title></draw:frame><text:bookmark text:name="mntl-sc-block-image_2-0-150"/><text:s/></text:p>
          <text:p text:style-name="Text_20_body">Letsupload</text:p>
          <text:section text:style-name="Sect1" text:name="mntl-sc-block_1-0-16">
            <text:p text:style-name="Text_20_body">What We Like</text:p>
            <text:list xml:id="list3382146545" text:style-name="L28">
              <text:list-item>
                <text:p text:style-name="P28">Unlimited free file storage.</text:p>
              </text:list-item>
              <text:list-item>
                <text:p text:style-name="P28">Zero download or upload speed caps.</text:p>
              </text:list-item>
              <text:list-item>
                <text:p text:style-name="P28">Upload files as large as 11.20 GB.</text:p>
              </text:list-item>
            </text:list>
            <text:p text:style-name="Text_20_body">What We Don't Like</text:p>
            <text:list xml:id="list862936828" text:style-name="L29">
              <text:list-item>
                <text:p text:style-name="P29">Files are removed after 30 days of inactivity.</text:p>
              </text:list-item>
              <text:list-item>
                <text:p text:style-name="P29">Displays ads.</text:p>
              </text:list-item>
              <text:list-item>
                <text:p text:style-name="P29">Setting up the desktop client isn't easy.</text:p>
              </text:list-item>
            </text:list>
          </text:section>
          <text:p text:style-name="Text_20_body"><text:bookmark text:name="mntl-sc-block_2-0-152"/>Letsupload is vastly different than all the other cloud storage sites in this list because you get <text:span text:style-name="Strong_20_Emphasis">unlimited</text:span> backup space...<text:span text:style-name="Emphasis">for free</text:span>. Whether you need 10 GB, 1 TB, or 100 TB, it's far more than most sites offer. </text:p>
          <text:p text:style-name="Text_20_body"><text:bookmark text:name="mntl-sc-block_2-0-153"/>Even though there's nearly no limit to how much you can save in your account, you're not going to miss out on neat features either. It lets you set a password for files and folders, send a file to someone over the built-in email function, upload files by their URL, share files with anyone, stream media files straight from your account, and copy share links in bulk. </text:p>
          <text:p text:style-name="Text_20_body"><text:bookmark text:name="mntl-sc-block_2-0-154"/>Some of the <text:a xlink:type="simple" xlink:href="https://letsupload.io/upgrade.html" office:target-frame-name="_blank" xlink:show="new" text:style-name="Internet_20_link" text:visited-style-name="Visited_20_Internet_20_Link">differences between a free and premium account</text:a> are the max upload size, when the account becomes inactive, ads, FTP and torrent upload support, and the time you have to wait between downloads. </text:p>
          <text:p text:style-name="Text_20_body"><text:bookmark text:name="mntl-sc-block_2-0-155"/>You can access your account via WebDAV. There are <text:a xlink:type="simple" xlink:href="https://letsupload.io/plugins/webdav/site/webdav.php" office:target-frame-name="_blank" xlink:show="new" text:style-name="Internet_20_link" text:visited-style-name="Visited_20_Internet_20_Link">directions on their site</text:a> for doing this on Windows, Mac, Linux, Android, BlackBerry, and iOS devices. However, we were unable to get this working correctly and could only access our account from their website. </text:p>
          <text:section text:style-name="Sect1" text:name="mntl-sc-block_2-0-156">
            <text:p text:style-name="Text_20_body"><text:bookmark text:name="mntl-sc-block-featuredlink__link_1-0-56"/><text:a xlink:type="simple" xlink:href="https://letsupload.io/" office:target-frame-name="_blank" xlink:show="new" text:style-name="Internet_20_link" text:visited-style-name="Visited_20_Internet_20_Link">Sign Up for Letsupload </text:a></text:p>
          </text:section>
        </text:section>
        <text:section text:style-name="Sect1" text:name="list-sc-item_1-0-12">
          <text:p text:style-name="Text_20_body"><text:soft-page-break/></text:p>
          <text:section text:style-name="Sect1" text:name="list-marker_1-0-12">
            <text:p text:style-name="P43">13</text:p>
            <text:p text:style-name="P43">of 16</text:p>
          </text:section>
          <text:h text:style-name="Heading_20_2" text:outline-level="2"><text:bookmark text:name="icedrive"/><text:bookmark text:name="mntl-sc-block_2-0-157"/><text:a xlink:type="simple" xlink:href="https://icedrive.net/" office:target-frame-name="_blank" xlink:show="new" text:style-name="Internet_20_link" text:visited-style-name="Visited_20_Internet_20_Link">Icedrive</text:a> </text:h>
          <text:p text:style-name="Text_20_body"><draw:frame draw:style-name="fr2" draw:name="Image13" text:anchor-type="as-char" svg:width="0.7862in" svg:height="0.3929in" draw:z-index="15"><draw:image xlink:href="https://www.lifewire.com/thmb/3k_mrV6md4_1jxHJ2wLLrF3qX9s=/960x640/filters:no_upscale():max_bytes(150000):strip_icc():format(webp)/icedrive-logo-0f0149513ccd40969904214ed805750e.png" xlink:type="simple" xlink:show="embed" xlink:actuate="onLoad"/><svg:title>Icedrive logo</svg:title></draw:frame><text:bookmark text:name="mntl-sc-block-image_2-0-158"/><text:s/></text:p>
          <text:p text:style-name="Text_20_body">Icedrive</text:p>
          <text:section text:style-name="Sect1" text:name="mntl-sc-block_1-0-17">
            <text:p text:style-name="Text_20_body">What We Like</text:p>
            <text:list xml:id="list2777400719" text:style-name="L30">
              <text:list-item>
                <text:p text:style-name="P30">Has a helpful portable app for computers.</text:p>
              </text:list-item>
              <text:list-item>
                <text:p text:style-name="P30">Lets you stream audio/video and preview PDFs and other documents.</text:p>
              </text:list-item>
              <text:list-item>
                <text:p text:style-name="P30">Stores old versions of your files.</text:p>
              </text:list-item>
            </text:list>
            <text:p text:style-name="Text_20_body">What We Don't Like</text:p>
            <text:list xml:id="list568072979" text:style-name="L31">
              <text:list-item>
                <text:p text:style-name="P31">Encryption and advanced link sharing aren't free.</text:p>
              </text:list-item>
              <text:list-item>
                <text:p text:style-name="P31">Limits bandwidth to 3 GB per day.</text:p>
              </text:list-item>
            </text:list>
          </text:section>
          <text:p text:style-name="Text_20_body"><text:bookmark text:name="mntl-sc-block_2-0-160"/>Icedrive provides <text:span text:style-name="Strong_20_Emphasis">10 GB</text:span> of free cloud storage. Your files are accessible through a really nice desktop program, mobile app, and website. </text:p>
          <text:p text:style-name="Text_20_body"><text:bookmark text:name="mntl-sc-block_2-0-161"/>One thing to mention is that you can stream your music and videos straight from your account without having to re-download the files. This is also true for people you share your files with; they don't even need to be Icedrive users, and they'll still be able to download and stream the files you share. </text:p>
          <text:p text:style-name="Text_20_body"><text:bookmark text:name="mntl-sc-block_2-0-162"/>There are also options to favorite specific files to quickly access them from the <text:span text:style-name="Strong_20_Emphasis">Favorites</text:span> tab, control bandwidth in the desktop program, share via email addresses or public links, and download old versions of files you've made changes to. </text:p>
          <text:p text:style-name="Text_20_body"><text:bookmark text:name="mntl-sc-block_2-0-163"/>Other features are supported, like encryption, password protected share links, and WebDAV, but they aren't free to use. </text:p>
          <text:p text:style-name="Text_20_body"><text:bookmark text:name="mntl-sc-block_2-0-164"/>This app works on Android, iPhone, and iPad devices. There's also a fully installable desktop program that makes your account look like a locally attached hard drive for easy use. A portable version for Windows, Mac, and Linux is available as well. </text:p>
          <text:section text:style-name="Sect1" text:name="mntl-sc-block_2-0-165">
            <text:p text:style-name="Text_20_body"><text:bookmark text:name="mntl-sc-block-featuredlink__link_1-0-57"/><text:a xlink:type="simple" xlink:href="https://icedrive.net/" office:target-frame-name="_blank" xlink:show="new" text:style-name="Internet_20_link" text:visited-style-name="Visited_20_Internet_20_Link">Sign Up for Icedrive </text:a></text:p>
          </text:section>
          <text:p text:style-name="Text_20_body"><text:bookmark text:name="mntl-sc-block_2-0-166"/><text:span text:style-name="Strong_20_Emphasis">Download For</text:span>: </text:p>
          <text:section text:style-name="Sect1" text:name="mntl-sc-block_2-0-167">
            <text:p text:style-name="Text_20_body"><text:bookmark text:name="mntl-sc-block-featuredlink__link_1-0-58"/><text:a xlink:type="simple" xlink:href="https://play.google.com/store/apps/details?id=com.icedrive.app" office:target-frame-name="_blank" xlink:show="new" text:style-name="Internet_20_link" text:visited-style-name="Visited_20_Internet_20_Link">Android </text:a></text:p>
          </text:section>
          <text:section text:style-name="Sect1" text:name="mntl-sc-block_2-0-168">
            <text:p text:style-name="Text_20_body"><text:bookmark text:name="mntl-sc-block-featuredlink__link_1-0-59"/><text:a xlink:type="simple" xlink:href="https://apps.apple.com/app/icedrive-cloud-storage/id1476402680" office:target-frame-name="_blank" xlink:show="new" text:style-name="Internet_20_link" text:visited-style-name="Visited_20_Internet_20_Link">iOS </text:a></text:p>
          </text:section>
          <text:section text:style-name="Sect1" text:name="mntl-sc-block_2-0-169">
            <text:p text:style-name="Text_20_body"><text:bookmark text:name="mntl-sc-block-featuredlink__link_1-0-60"/><text:a xlink:type="simple" xlink:href="https://icedrive.net/apps/desktop-laptop" office:target-frame-name="_blank" xlink:show="new" text:style-name="Internet_20_link" text:visited-style-name="Visited_20_Internet_20_Link">Linux </text:a></text:p>
          </text:section>
          <text:section text:style-name="Sect1" text:name="mntl-sc-block_2-0-170">
            <text:p text:style-name="Text_20_body"><text:bookmark text:name="mntl-sc-block-featuredlink__link_1-0-61"/><text:soft-page-break/><text:a xlink:type="simple" xlink:href="https://icedrive.net/apps/desktop-laptop" office:target-frame-name="_blank" xlink:show="new" text:style-name="Internet_20_link" text:visited-style-name="Visited_20_Internet_20_Link">Mac </text:a></text:p>
          </text:section>
          <text:section text:style-name="Sect1" text:name="mntl-sc-block_2-0-171">
            <text:p text:style-name="Text_20_body"><text:bookmark text:name="mntl-sc-block-featuredlink__link_1-0-62"/><text:a xlink:type="simple" xlink:href="https://icedrive.net/apps/desktop-laptop" office:target-frame-name="_blank" xlink:show="new" text:style-name="Internet_20_link" text:visited-style-name="Visited_20_Internet_20_Link">Windows </text:a></text:p>
          </text:section>
        </text:section>
        <text:section text:style-name="Sect1" text:name="list-sc-item_1-0-13">
          <text:p text:style-name="Text_20_body"/>
          <text:section text:style-name="Sect1" text:name="list-marker_1-0-13">
            <text:p text:style-name="P43">14</text:p>
            <text:p text:style-name="P43">of 16</text:p>
          </text:section>
          <text:h text:style-name="Heading_20_2" text:outline-level="2"><text:bookmark text:name="jumpshare"/><text:bookmark text:name="mntl-sc-block_2-0-172"/><text:a xlink:type="simple" xlink:href="https://jumpshare.com/pricing" office:target-frame-name="_blank" xlink:show="new" text:style-name="Internet_20_link" text:visited-style-name="Visited_20_Internet_20_Link">Jumpshare</text:a> </text:h>
          <text:p text:style-name="Text_20_body"><draw:frame draw:style-name="fr2" draw:name="Image14" text:anchor-type="as-char" svg:width="0.7862in" svg:height="0.3929in" draw:z-index="16"><draw:image xlink:href="https://www.lifewire.com/thmb/AH1GTOmeu5l-hHmhk4wD1whbvCQ=/1071x714/filters:no_upscale():max_bytes(150000):strip_icc():format(webp)/jumpshare-logo-02370fcbdb5943d79212650db80c9859.png" xlink:type="simple" xlink:show="embed" xlink:actuate="onLoad"/><svg:title>Jumpshare logo</svg:title></draw:frame><text:bookmark text:name="mntl-sc-block-image_2-0-173"/><text:s/></text:p>
          <text:p text:style-name="Text_20_body">Jumpshare</text:p>
          <text:section text:style-name="Sect1" text:name="mntl-sc-block_1-0-18">
            <text:p text:style-name="Text_20_body">What We Like</text:p>
            <text:list xml:id="list3549089784" text:style-name="L32">
              <text:list-item>
                <text:p text:style-name="P32">Intuitive uploading from your desktop.</text:p>
              </text:list-item>
              <text:list-item>
                <text:p text:style-name="P32">Extra features like screen recording.</text:p>
              </text:list-item>
              <text:list-item>
                <text:p text:style-name="P32">High upload file size limit.</text:p>
              </text:list-item>
            </text:list>
            <text:p text:style-name="Text_20_body">What We Don't Like</text:p>
            <text:list xml:id="list2275277784" text:style-name="L33">
              <text:list-item>
                <text:p text:style-name="P33">Limited initial storage space.</text:p>
              </text:list-item>
              <text:list-item>
                <text:p text:style-name="P33">More storage only after inviting friends.</text:p>
              </text:list-item>
              <text:list-item>
                <text:p text:style-name="P33">Infrequent app updates.</text:p>
              </text:list-item>
            </text:list>
          </text:section>
          <text:p text:style-name="Text_20_body"><text:bookmark text:name="mntl-sc-block_2-0-175"/>Hundreds of file types can be uploaded to Jumpshare, with a total of<text:span text:style-name="Strong_20_Emphasis"> 2 GB </text:span>of free storage for every user. If you refer friends to join, you can get up to 18 GB for free! </text:p>
          <text:p text:style-name="Text_20_body"><text:bookmark text:name="mntl-sc-block_2-0-176"/>The upload limit per file is 250 MB. The desktop program also lets you take screenshots and record your screen for 30 seconds. </text:p>
          <text:p text:style-name="Text_20_body"><text:bookmark text:name="mntl-sc-block_2-0-177"/>A downloadable program is available for Windows and Mac users that allows really simple drag-and-drop and hotkey file sharing capabilities. There's also an app for iPhone and iPad. </text:p>
          <text:section text:style-name="Sect1" text:name="mntl-sc-block_2-0-178">
            <text:p text:style-name="Text_20_body"><text:bookmark text:name="mntl-sc-block-featuredlink__link_1-0-63"/><text:a xlink:type="simple" xlink:href="https://jumpshare.com/pricing" office:target-frame-name="_blank" xlink:show="new" text:style-name="Internet_20_link" text:visited-style-name="Visited_20_Internet_20_Link">Sign Up for Jumpshare </text:a></text:p>
          </text:section>
          <text:p text:style-name="Text_20_body"><text:bookmark text:name="mntl-sc-block_2-0-179"/><text:span text:style-name="Strong_20_Emphasis">Download For:</text:span> </text:p>
          <text:section text:style-name="Sect1" text:name="mntl-sc-block_2-0-180">
            <text:p text:style-name="Text_20_body"><text:bookmark text:name="mntl-sc-block-featuredlink__link_1-0-64"/><text:a xlink:type="simple" xlink:href="https://apps.apple.com/us/app/jumpshare-incredibly-fast/id1084648246?ls=1" office:target-frame-name="_blank" xlink:show="new" text:style-name="Internet_20_link" text:visited-style-name="Visited_20_Internet_20_Link">iOS </text:a></text:p>
          </text:section>
          <text:section text:style-name="Sect1" text:name="mntl-sc-block_2-0-181">
            <text:p text:style-name="Text_20_body"><text:bookmark text:name="mntl-sc-block-featuredlink__link_1-0-65"/><text:a xlink:type="simple" xlink:href="https://apps.apple.com/us/app/jumpshare/id889922906?ls=1&amp;mt=12" office:target-frame-name="_blank" xlink:show="new" text:style-name="Internet_20_link" text:visited-style-name="Visited_20_Internet_20_Link">Mac </text:a></text:p>
          </text:section>
          <text:section text:style-name="Sect1" text:name="mntl-sc-block_2-0-182">
            <text:p text:style-name="Text_20_body"><text:bookmark text:name="mntl-sc-block-featuredlink__link_1-0-66"/><text:a xlink:type="simple" xlink:href="https://jumpshare.com/apps" office:target-frame-name="_blank" xlink:show="new" text:style-name="Internet_20_link" text:visited-style-name="Visited_20_Internet_20_Link">Windows </text:a></text:p>
          </text:section>
        </text:section>
        <text:section text:style-name="Sect1" text:name="list-sc-item_1-0-14">
          <text:p text:style-name="Text_20_body"/>
          <text:section text:style-name="Sect1" text:name="list-marker_1-0-14">
            <text:p text:style-name="P43">15</text:p>
            <text:p text:style-name="P43">of 16</text:p>
          </text:section>
          <text:h text:style-name="Heading_20_2" text:outline-level="2"><text:bookmark text:name="mydrive"/><text:bookmark text:name="mntl-sc-block_2-0-183"/><text:soft-page-break/><text:a xlink:type="simple" xlink:href="https://www.mydrive.ch/" office:target-frame-name="_blank" xlink:show="new" text:style-name="Internet_20_link" text:visited-style-name="Visited_20_Internet_20_Link">MyDrive</text:a> </text:h>
          <text:p text:style-name="Text_20_body"><draw:frame draw:style-name="fr2" draw:name="Image15" text:anchor-type="as-char" svg:width="0.7862in" svg:height="0.3929in" draw:z-index="17"><draw:image xlink:href="https://www.lifewire.com/thmb/-khlK685OzphVjSAvazxpIi-eg8=/960x640/filters:no_upscale():max_bytes(150000):strip_icc():format(webp)/mydrive-logo-5b91299746e0fb00506dd0a2.png" xlink:type="simple" xlink:show="embed" xlink:actuate="onLoad"/><svg:title>MyDrive.ch logo</svg:title></draw:frame><text:bookmark text:name="mntl-sc-block-image_2-0-184"/><text:s/></text:p>
          <text:p text:style-name="Text_20_body">© Softronics </text:p>
          <text:section text:style-name="Sect1" text:name="mntl-sc-block_1-0-19">
            <text:p text:style-name="Text_20_body">What We Like</text:p>
            <text:list xml:id="list737170054" text:style-name="L34">
              <text:list-item>
                <text:p text:style-name="P34">WebDAV connectivity.</text:p>
              </text:list-item>
              <text:list-item>
                <text:p text:style-name="P34">Free mobile and desktop apps.</text:p>
              </text:list-item>
              <text:list-item>
                <text:p text:style-name="P34">Restore files long after deleting them.</text:p>
              </text:list-item>
            </text:list>
            <text:p text:style-name="Text_20_body">What We Don't Like</text:p>
            <text:list xml:id="list2715973071" text:style-name="L35">
              <text:list-item>
                <text:p text:style-name="P35">Very limited storage space.</text:p>
              </text:list-item>
              <text:list-item>
                <text:p text:style-name="P35">Strange file sharing requirements.</text:p>
              </text:list-item>
              <text:list-item>
                <text:p text:style-name="P35">Updates are hardly ever released for the mobile app.</text:p>
              </text:list-item>
            </text:list>
          </text:section>
          <text:p text:style-name="Text_20_body"><text:bookmark text:name="mntl-sc-block_2-0-186"/>MyDrive is another online storage service but it offers much less space than the majority of the others in this list. There's no limit to how large uploads can be, but you can only store up to <text:span text:style-name="Strong_20_Emphasis">100 MB</text:span>, which makes the maximum file size 100 MB as well. </text:p>
          <text:p text:style-name="Text_20_body"><text:bookmark text:name="mntl-sc-block_2-0-187"/>It's very limited compared to similar websites, such as the fact that file sharing is allowed only if you give out a "guest" username and password, and you only get one. </text:p>
          <text:p text:style-name="Text_20_body"><text:bookmark text:name="mntl-sc-block_2-0-188"/>However, I do like that you can download multiple files in an archive and restore deleted files up to a month after removing them from your account. </text:p>
          <text:p text:style-name="Text_20_body"><text:bookmark text:name="mntl-sc-block_2-0-189"/>A desktop app is available for Windows, Linux, and Mac computers, and an Android and iOS app for mobile devices. Plus, you can connect to your account through WebDAV. </text:p>
          <text:section text:style-name="Sect1" text:name="mntl-sc-block_2-0-190">
            <text:p text:style-name="Text_20_body"><text:bookmark text:name="mntl-sc-block-featuredlink__link_1-0-67"/><text:a xlink:type="simple" xlink:href="https://www.mydrive.ch/signup" office:target-frame-name="_blank" xlink:show="new" text:style-name="Internet_20_link" text:visited-style-name="Visited_20_Internet_20_Link">Sign Up for MyDrive </text:a></text:p>
          </text:section>
          <text:p text:style-name="Text_20_body"><text:bookmark text:name="mntl-sc-block_2-0-191"/><text:span text:style-name="Strong_20_Emphasis">Download For:</text:span> </text:p>
          <text:section text:style-name="Sect1" text:name="mntl-sc-block_2-0-192">
            <text:p text:style-name="Text_20_body"><text:bookmark text:name="mntl-sc-block-featuredlink__link_1-0-68"/><text:a xlink:type="simple" xlink:href="https://apps.apple.com/app/mydrive-ch/id698649351" office:target-frame-name="_blank" xlink:show="new" text:style-name="Internet_20_link" text:visited-style-name="Visited_20_Internet_20_Link">iOS </text:a></text:p>
          </text:section>
          <text:section text:style-name="Sect1" text:name="mntl-sc-block_2-0-193">
            <text:p text:style-name="Text_20_body"><text:bookmark text:name="mntl-sc-block-featuredlink__link_1-0-69"/><text:a xlink:type="simple" xlink:href="https://play.google.com/store/apps/details?id=ch.mydrive.webdav" office:target-frame-name="_blank" xlink:show="new" text:style-name="Internet_20_link" text:visited-style-name="Visited_20_Internet_20_Link">Android </text:a></text:p>
          </text:section>
          <text:section text:style-name="Sect1" text:name="mntl-sc-block_2-0-194">
            <text:p text:style-name="Text_20_body"><text:bookmark text:name="mntl-sc-block-featuredlink__link_1-0-70"/><text:a xlink:type="simple" xlink:href="https://www.mydrive.ch/downloads" office:target-frame-name="_blank" xlink:show="new" text:style-name="Internet_20_link" text:visited-style-name="Visited_20_Internet_20_Link">Linux </text:a></text:p>
          </text:section>
          <text:section text:style-name="Sect1" text:name="mntl-sc-block_2-0-195">
            <text:p text:style-name="Text_20_body"><text:bookmark text:name="mntl-sc-block-featuredlink__link_1-0-71"/><text:a xlink:type="simple" xlink:href="https://www.mydrive.ch/downloads" office:target-frame-name="_blank" xlink:show="new" text:style-name="Internet_20_link" text:visited-style-name="Visited_20_Internet_20_Link">Mac </text:a></text:p>
          </text:section>
          <text:section text:style-name="Sect1" text:name="mntl-sc-block_2-0-196">
            <text:p text:style-name="Text_20_body"><text:bookmark text:name="mntl-sc-block-featuredlink__link_1-0-72"/><text:a xlink:type="simple" xlink:href="https://www.mydrive.ch/downloads" office:target-frame-name="_blank" xlink:show="new" text:style-name="Internet_20_link" text:visited-style-name="Visited_20_Internet_20_Link">Windows </text:a></text:p>
          </text:section>
        </text:section>
        <text:section text:style-name="Sect1" text:name="list-sc-item_1-0-15">
          <text:p text:style-name="Text_20_body"/>
          <text:section text:style-name="Sect1" text:name="list-marker_1-0-15">
            <text:p text:style-name="P43">16</text:p>
            <text:p text:style-name="P43">of 16</text:p>
          </text:section>
          <text:h text:style-name="Heading_20_2" text:outline-level="2"><text:bookmark text:name="amazon-drive"/><text:bookmark text:name="mntl-sc-block_2-0-197"/><text:soft-page-break/>Amazon Drive </text:h>
          <text:p text:style-name="P43"><draw:frame draw:style-name="fr2" draw:name="Image16" text:anchor-type="as-char" svg:width="0.7862in" svg:height="0.3929in" draw:z-index="18"><draw:image xlink:href="https://:0" xlink:type="simple" xlink:show="embed" xlink:actuate="onLoad"/><svg:title>Amazon Drive logo</svg:title></draw:frame><text:bookmark text:name="mntl-sc-block-image_2-0-198"/><text:s/></text:p>
          <text:p text:style-name="P43">© Amazon.com, Inc. </text:p>
          <text:section text:style-name="Sect1" text:name="mntl-sc-block_1-0-20">
            <text:p text:style-name="Text_20_body">What We Like</text:p>
            <text:list xml:id="list2179713451" text:style-name="L36">
              <text:list-item>
                <text:p text:style-name="P36">Unlimited photo storage.</text:p>
              </text:list-item>
              <text:list-item>
                <text:p text:style-name="P36">Upload from mobile and desktop apps.</text:p>
              </text:list-item>
              <text:list-item>
                <text:p text:style-name="P36">Free 30-day trial.</text:p>
              </text:list-item>
            </text:list>
            <text:p text:style-name="Text_20_body">What We Don't Like</text:p>
            <text:list xml:id="list554797778" text:style-name="L37">
              <text:list-item>
                <text:p text:style-name="P37">Free only for Prime members.</text:p>
              </text:list-item>
              <text:list-item>
                <text:p text:style-name="P37">No folder sharing.</text:p>
              </text:list-item>
            </text:list>
          </text:section>
          <text:p text:style-name="Text_20_body"><text:bookmark text:name="mntl-sc-block_2-0-200"/>Amazon.com has an online storage service called Amazon Drive, which offers <text:a xlink:type="simple" xlink:href="https://www.lifewire.com/get-free-shipping-every-time-you-shop-1356419" text:style-name="Internet_20_link" text:visited-style-name="Visited_20_Internet_20_Link">Prime</text:a> members unlimited photo storage plus <text:span text:style-name="Strong_20_Emphasis">5 GB</text:span> of space for videos and files. </text:p>
          <text:p text:style-name="Text_20_body"><text:bookmark text:name="mntl-sc-block_2-0-201"/>Users can share files to create a public link accessible by anyone who uses it, even if they don't have an Amazon account. Folder sharing isn't supported. </text:p>
          <text:p text:style-name="Text_20_body"><text:bookmark text:name="mntl-sc-block_2-0-202"/>Files can be uploaded using the desktop client software or the web version, though only the former allows folder uploads. A mobile app is also available for uploading videos and photos from Android and iOS devices. </text:p>
          <text:section text:style-name="Sect1" text:name="mntl-sc-block_2-0-203">
            <text:p text:style-name="Text_20_body"><text:bookmark text:name="mntl-sc-block-featuredlink__link_1-0-73"/><text:a xlink:type="simple" xlink:href="https://www.amazon.com/b/?_encoding=UTF8&amp;node=15547130011&amp;ref_=cd_auth_home" office:target-frame-name="_blank" xlink:show="new" text:style-name="Internet_20_link" text:visited-style-name="Visited_20_Internet_20_Link">Sign Up for Amazon Drive </text:a></text:p>
          </text:section>
          <text:p text:style-name="Text_20_body"><text:bookmark text:name="mntl-sc-block_2-0-204"/><text:span text:style-name="Strong_20_Emphasis">Download For:</text:span> </text:p>
          <text:section text:style-name="Sect1" text:name="mntl-sc-block_2-0-205">
            <text:p text:style-name="Text_20_body"><text:bookmark text:name="mntl-sc-block-featuredlink__link_1-0-74"/><text:a xlink:type="simple" xlink:href="https://apps.apple.com/us/app/prime-photos-from-amazon/id621574163" office:target-frame-name="_blank" xlink:show="new" text:style-name="Internet_20_link" text:visited-style-name="Visited_20_Internet_20_Link">iOS </text:a></text:p>
          </text:section>
          <text:section text:style-name="Sect1" text:name="mntl-sc-block_2-0-206">
            <text:p text:style-name="Text_20_body"><text:bookmark text:name="mntl-sc-block-featuredlink__link_1-0-75"/><text:a xlink:type="simple" xlink:href="https://play.google.com/store/apps/details?id=com.amazon.clouddrive.photos" office:target-frame-name="_blank" xlink:show="new" text:style-name="Internet_20_link" text:visited-style-name="Visited_20_Internet_20_Link">Android </text:a></text:p>
          </text:section>
          <text:section text:style-name="Sect1" text:name="mntl-sc-block_2-0-207">
            <text:p text:style-name="Text_20_body"><text:bookmark text:name="mntl-sc-block-featuredlink__link_1-0-76"/><text:a xlink:type="simple" xlink:href="https://www.amazon.com/b/?_encoding=UTF8&amp;node=16409408011&amp;ref_=s9_acss_bw_cg_USADSFY_md1_w" office:target-frame-name="_blank" xlink:show="new" text:style-name="Internet_20_link" text:visited-style-name="Visited_20_Internet_20_Link">Mac </text:a></text:p>
          </text:section>
          <text:section text:style-name="Sect1" text:name="mntl-sc-block_2-0-208">
            <text:p text:style-name="Text_20_body"><text:bookmark text:name="mntl-sc-block-featuredlink__link_1-0-77"/><text:a xlink:type="simple" xlink:href="https://www.amazon.com/b/?_encoding=UTF8&amp;node=16409408011&amp;ref_=s9_acss_bw_cg_USADSFY_md1_w" office:target-frame-name="_blank" xlink:show="new" text:style-name="Internet_20_link" text:visited-style-name="Visited_20_Internet_20_Link">Windows </text:a></text:p>
          </text:section>
        </text:section>
        <text:section text:style-name="Sect1" text:name="article-outro_1-0">
          <text:p text:style-name="Text_20_body"/>
        </text:section>
        <text:section text:style-name="Sect1" text:name="billboard4-sticky-lazy_2-0">
          <text:p text:style-name="Text_20_body"/>
        </text:section>
        <text:section text:style-name="Sect1" text:name="billboard5-sticky-lazy_2-0">
          <text:p text:style-name="Text_20_body"/>
        </text:section>
        <text:section text:style-name="Sect1" text:name="billboard6-sticky-lazy_2-0">
          <text:p text:style-name="Text_20_body"/>
        </text:section>
        <text:section text:style-name="Sect1" text:name="billboard7-sticky-lazy_2-0">
          <text:p text:style-name="Text_20_body"/>
        </text:section>
        <text:section text:style-name="Sect1" text:name="commerce-link_2-0">
          <text:p text:style-name="Text_20_body"/>
        </text:section>
        <text:section text:style-name="Sect1" text:name="article-feedback_1-0">
          <text:p text:style-name="Text_20_body"/>
        </text:section>
        <text:section text:style-name="Sect1" text:name="disqus_1-0">
          <text:p text:style-name="Text_20_body"/>
        </text:section>
      </text:section>
      <text:section text:style-name="Sect1" text:name="prefooter_1-0">
        <text:p text:style-name="Text_20_body"><text:soft-page-break/></text:p>
        <text:section text:style-name="Sect1" text:name="masonry-list-section_1-0">
          <text:p text:style-name="Text_20_body"/>
          <text:section text:style-name="Sect1" text:name="mntl-text-block_21-0">
            <text:p text:style-name="Text_20_body">More from Lifewire</text:p>
          </text:section>
          <text:list xml:id="list1359039027" text:style-name="L38">
            <text:list-item>
              <text:p text:style-name="P49"><text:bookmark text:name="masonry-list1_1-0"/><text:bookmark text:name="masonry-list__item_1-0"/><text:bookmark text:name="mntl-card_1-0"/><draw:a xlink:type="simple" xlink:href="https://www.lifewire.com/pcloud-review-1356583"><draw:frame draw:style-name="fr1" draw:name="Image17" text:anchor-type="as-char" svg:width="0.8071in" svg:height="1.6457in" draw:z-index="19"><draw:image xlink:href="https://:0" xlink:type="simple" xlink:show="embed" xlink:actuate="onLoad"/><svg:title>pCloud logo</svg:title></draw:frame></draw:a><text:a xlink:type="simple" xlink:href="https://www.lifewire.com/pcloud-review-1356583" text:style-name="Internet_20_link" text:visited-style-name="Visited_20_Internet_20_Link"><text:s/></text:a></text:p>
              <text:p text:style-name="P49"><text:a xlink:type="simple" xlink:href="https://www.lifewire.com/pcloud-review-1356583" text:style-name="Internet_20_link" text:visited-style-name="Visited_20_Internet_20_Link">pCloud Review</text:a></text:p>
            </text:list-item>
            <text:list-item>
              <text:p text:style-name="P49"><text:bookmark text:name="masonry-list__item_1-0-1"/><text:bookmark text:name="mntl-card_1-0-1"/><draw:a xlink:type="simple" xlink:href="https://www.lifewire.com/best-free-file-storage-sites-2438771"><draw:frame draw:style-name="fr1" draw:name="Image18" text:anchor-type="as-char" svg:width="0.8071in" svg:height="1.6457in" draw:z-index="20"><draw:image xlink:href="https://:0" xlink:type="simple" xlink:show="embed" xlink:actuate="onLoad"/><svg:title>A hand holding an iPhone that's using the Listen Gesture Music Player app</svg:title></draw:frame></draw:a><text:a xlink:type="simple" xlink:href="https://www.lifewire.com/best-free-file-storage-sites-2438771" text:style-name="Internet_20_link" text:visited-style-name="Visited_20_Internet_20_Link"><text:s/></text:a></text:p>
              <text:p text:style-name="P49"><text:a xlink:type="simple" xlink:href="https://www.lifewire.com/best-free-file-storage-sites-2438771" text:style-name="Internet_20_link" text:visited-style-name="Visited_20_Internet_20_Link">The 5 Best Free Online Music Storage Services</text:a></text:p>
            </text:list-item>
            <text:list-item>
              <text:p text:style-name="P49"><text:bookmark text:name="masonry-list__item_1-0-2"/><text:bookmark text:name="mntl-card_1-0-2"/><draw:a xlink:type="simple" xlink:href="https://www.lifewire.com/dropbox-review-1356565"><draw:frame draw:style-name="fr1" draw:name="Image19" text:anchor-type="as-char" svg:width="0.8071in" svg:height="1.6457in" draw:z-index="21"><draw:image xlink:href="https://:0" xlink:type="simple" xlink:show="embed" xlink:actuate="onLoad"/><svg:title>Dropbox logo</svg:title></draw:frame></draw:a><text:a xlink:type="simple" xlink:href="https://www.lifewire.com/dropbox-review-1356565" text:style-name="Internet_20_link" text:visited-style-name="Visited_20_Internet_20_Link"><text:s/></text:a></text:p>
              <text:p text:style-name="P49"><text:a xlink:type="simple" xlink:href="https://www.lifewire.com/dropbox-review-1356565" text:style-name="Internet_20_link" text:visited-style-name="Visited_20_Internet_20_Link">Dropbox Review</text:a></text:p>
            </text:list-item>
            <text:list-item>
              <text:p text:style-name="P49"><text:bookmark text:name="masonry-list__item_1-0-3"/><text:bookmark text:name="mntl-card_1-0-3"/><draw:a xlink:type="simple" xlink:href="https://www.lifewire.com/cloud-storage-for-ipad-4111276"><draw:frame draw:style-name="fr1" draw:name="Image20" text:anchor-type="as-char" svg:width="0.8071in" svg:height="1.6457in" draw:z-index="22"><draw:image xlink:href="https://:0" xlink:type="simple" xlink:show="embed" xlink:actuate="onLoad"/><svg:title>Woman in living room with cloud above head</svg:title></draw:frame></draw:a><text:a xlink:type="simple" xlink:href="https://www.lifewire.com/cloud-storage-for-ipad-4111276" text:style-name="Internet_20_link" text:visited-style-name="Visited_20_Internet_20_Link"><text:s/></text:a></text:p>
              <text:p text:style-name="P49"><text:a xlink:type="simple" xlink:href="https://www.lifewire.com/cloud-storage-for-ipad-4111276" text:style-name="Internet_20_link" text:visited-style-name="Visited_20_Internet_20_Link">The Best Cloud Storage Options for the iPad</text:a></text:p>
            </text:list-item>
            <text:list-item>
              <text:p text:style-name="P49"><text:bookmark text:name="masonry-list__item_1-0-4"/><text:bookmark text:name="mntl-card_1-0-4"/><text:soft-page-break/><draw:a xlink:type="simple" xlink:href="https://www.lifewire.com/mediafire-review-1356575"><draw:frame draw:style-name="fr1" draw:name="Image21" text:anchor-type="as-char" svg:width="0.8071in" svg:height="1.6457in" draw:z-index="23"><draw:image xlink:href="https://:0" xlink:type="simple" xlink:show="embed" xlink:actuate="onLoad"/><svg:title>MediaFire logo</svg:title></draw:frame></draw:a><text:a xlink:type="simple" xlink:href="https://www.lifewire.com/mediafire-review-1356575" text:style-name="Internet_20_link" text:visited-style-name="Visited_20_Internet_20_Link"><text:s/></text:a></text:p>
              <text:p text:style-name="P49"><text:a xlink:type="simple" xlink:href="https://www.lifewire.com/mediafire-review-1356575" text:style-name="Internet_20_link" text:visited-style-name="Visited_20_Internet_20_Link">MediaFire Review</text:a></text:p>
            </text:list-item>
            <text:list-item>
              <text:p text:style-name="P49"><text:bookmark text:name="masonry-list__item_1-0-5"/><text:bookmark text:name="mntl-card_1-0-5"/><draw:a xlink:type="simple" xlink:href="https://www.lifewire.com/free-online-backup-plans-2625187"><draw:frame draw:style-name="fr1" draw:name="Image22" text:anchor-type="as-char" svg:width="0.8071in" svg:height="1.6457in" draw:z-index="24"><draw:image xlink:href="https://:0" xlink:type="simple" xlink:show="embed" xlink:actuate="onLoad"/><svg:title>MiMedia logo</svg:title></draw:frame></draw:a><text:a xlink:type="simple" xlink:href="https://www.lifewire.com/free-online-backup-plans-2625187" text:style-name="Internet_20_link" text:visited-style-name="Visited_20_Internet_20_Link"><text:s/></text:a></text:p>
              <text:p text:style-name="P49"><text:a xlink:type="simple" xlink:href="https://www.lifewire.com/free-online-backup-plans-2625187" text:style-name="Internet_20_link" text:visited-style-name="Visited_20_Internet_20_Link">5 Best Free Online Backup Plans</text:a></text:p>
            </text:list-item>
            <text:list-item>
              <text:p text:style-name="P49"><text:bookmark text:name="masonry-list__item_1-0-6"/><text:bookmark text:name="mntl-card_1-0-6"/><draw:a xlink:type="simple" xlink:href="https://www.lifewire.com/box-review-1356563"><draw:frame draw:style-name="fr1" draw:name="Image23" text:anchor-type="as-char" svg:width="0.8071in" svg:height="1.6457in" draw:z-index="25"><draw:image xlink:href="https://:0" xlink:type="simple" xlink:show="embed" xlink:actuate="onLoad"/><svg:title>Box.com logo</svg:title></draw:frame></draw:a><text:a xlink:type="simple" xlink:href="https://www.lifewire.com/box-review-1356563" text:style-name="Internet_20_link" text:visited-style-name="Visited_20_Internet_20_Link"><text:s/></text:a></text:p>
              <text:p text:style-name="P49"><text:a xlink:type="simple" xlink:href="https://www.lifewire.com/box-review-1356563" text:style-name="Internet_20_link" text:visited-style-name="Visited_20_Internet_20_Link">Box Review</text:a></text:p>
            </text:list-item>
            <text:list-item>
              <text:p text:style-name="P49"><text:bookmark text:name="masonry-list__item_1-0-7"/><text:bookmark text:name="mntl-card_1-0-7"/><draw:a xlink:type="simple" xlink:href="https://www.lifewire.com/best-ways-to-send-large-files-over-the-internet-5072418"><draw:frame draw:style-name="fr1" draw:name="Image24" text:anchor-type="as-char" svg:width="0.8071in" svg:height="1.7189in" draw:z-index="26"><draw:image xlink:href="https://:0" xlink:type="simple" xlink:show="embed" xlink:actuate="onLoad"/><svg:title>A man placing a large package in a big slingshot.</svg:title></draw:frame></draw:a><text:a xlink:type="simple" xlink:href="https://www.lifewire.com/best-ways-to-send-large-files-over-the-internet-5072418" text:style-name="Internet_20_link" text:visited-style-name="Visited_20_Internet_20_Link"><text:s/></text:a></text:p>
              <text:p text:style-name="P38"><text:a xlink:type="simple" xlink:href="https://www.lifewire.com/best-ways-to-send-large-files-over-the-internet-5072418" text:style-name="Internet_20_link" text:visited-style-name="Visited_20_Internet_20_Link">The 8 Best Ways to Send Large Files Over the Internet</text:a></text:p>
            </text:list-item>
          </text:list>
          <text:list xml:id="list2521962188" text:style-name="L39">
            <text:list-item>
              <text:p text:style-name="P50"><text:bookmark text:name="masonry-list2_1-0"/><text:bookmark text:name="masonry-list__item_2-0"/><text:bookmark text:name="mntl-card_2-0"/><text:soft-page-break/><draw:a xlink:type="simple" xlink:href="https://www.lifewire.com/online-backup-services-reviewed-2624712"><draw:frame draw:style-name="fr1" draw:name="Image25" text:anchor-type="as-char" svg:width="0.8071in" svg:height="1.6457in" draw:z-index="27"><draw:image xlink:href="https://:0" xlink:type="simple" xlink:show="embed" xlink:actuate="onLoad"/><svg:title>Image representing cloud backup</svg:title></draw:frame></draw:a><text:a xlink:type="simple" xlink:href="https://www.lifewire.com/online-backup-services-reviewed-2624712" text:style-name="Internet_20_link" text:visited-style-name="Visited_20_Internet_20_Link"><text:s/></text:a></text:p>
              <text:p text:style-name="P50"><text:a xlink:type="simple" xlink:href="https://www.lifewire.com/online-backup-services-reviewed-2624712" text:style-name="Internet_20_link" text:visited-style-name="Visited_20_Internet_20_Link">22 Best Cloud Backup Services Reviewed</text:a></text:p>
            </text:list-item>
            <text:list-item>
              <text:p text:style-name="P50"><text:bookmark text:name="masonry-list__item_2-0-1"/><text:bookmark text:name="mntl-card_2-0-1"/><draw:a xlink:type="simple" xlink:href="https://www.lifewire.com/best-free-email-accounts-1356641"><draw:frame draw:style-name="fr1" draw:name="Image26" text:anchor-type="as-char" svg:width="0.8071in" svg:height="1.6457in" draw:z-index="28"><draw:image xlink:href="https://:0" xlink:type="simple" xlink:show="embed" xlink:actuate="onLoad"/><svg:title>Illustration of email in browser</svg:title></draw:frame></draw:a><text:a xlink:type="simple" xlink:href="https://www.lifewire.com/best-free-email-accounts-1356641" text:style-name="Internet_20_link" text:visited-style-name="Visited_20_Internet_20_Link"><text:s/></text:a></text:p>
              <text:p text:style-name="P50"><text:a xlink:type="simple" xlink:href="https://www.lifewire.com/best-free-email-accounts-1356641" text:style-name="Internet_20_link" text:visited-style-name="Visited_20_Internet_20_Link">11 Best Free Email Accounts</text:a></text:p>
            </text:list-item>
            <text:list-item>
              <text:p text:style-name="P50"><text:bookmark text:name="masonry-list__item_2-0-2"/><text:bookmark text:name="mntl-card_2-0-2"/><draw:a xlink:type="simple" xlink:href="https://www.lifewire.com/free-image-hosting-sites-3486329"><draw:frame draw:style-name="fr1" draw:name="Image27" text:anchor-type="as-char" svg:width="0.8071in" svg:height="1.6457in" draw:z-index="29"><draw:image xlink:href="https://:0" xlink:type="simple" xlink:show="embed" xlink:actuate="onLoad"/><svg:title>Editing photos on computer</svg:title></draw:frame></draw:a><text:a xlink:type="simple" xlink:href="https://www.lifewire.com/free-image-hosting-sites-3486329" text:style-name="Internet_20_link" text:visited-style-name="Visited_20_Internet_20_Link"><text:s/></text:a></text:p>
              <text:p text:style-name="P50"><text:a xlink:type="simple" xlink:href="https://www.lifewire.com/free-image-hosting-sites-3486329" text:style-name="Internet_20_link" text:visited-style-name="Visited_20_Internet_20_Link">10 Free Image Hosting Sites for Your Photos</text:a></text:p>
            </text:list-item>
            <text:list-item>
              <text:p text:style-name="P50"><text:bookmark text:name="masonry-list__item_2-0-3"/><text:bookmark text:name="mntl-card_2-0-3"/><draw:a xlink:type="simple" xlink:href="https://www.lifewire.com/top-free-pop3-and-imap-email-services-1171482"><draw:frame draw:style-name="fr1" draw:name="Image28" text:anchor-type="as-char" svg:width="0.8071in" svg:height="1.6457in" draw:z-index="30"><draw:image xlink:href="https://:0" xlink:type="simple" xlink:show="embed" xlink:actuate="onLoad"/><svg:title>Young businessman on bicycle, emailing with cell phone</svg:title></draw:frame></draw:a><text:a xlink:type="simple" xlink:href="https://www.lifewire.com/top-free-pop3-and-imap-email-services-1171482" text:style-name="Internet_20_link" text:visited-style-name="Visited_20_Internet_20_Link"><text:s/></text:a></text:p>
              <text:p text:style-name="P50"><text:a xlink:type="simple" xlink:href="https://www.lifewire.com/top-free-pop3-and-imap-email-services-1171482" text:style-name="Internet_20_link" text:visited-style-name="Visited_20_Internet_20_Link">The Top Free POP and IMAP Email Services</text:a></text:p>
            </text:list-item>
            <text:list-item>
              <text:p text:style-name="P50"><text:bookmark text:name="masonry-list__item_2-0-4"/><text:bookmark text:name="mntl-card_2-0-4"/><draw:a xlink:type="simple" xlink:href="https://www.lifewire.com/how-to-use-onedrive-4176105"><draw:frame draw:style-name="fr1" draw:name="Image29" text:anchor-type="as-char" svg:width="0.8071in" svg:height="1.3957in" draw:z-index="31"><draw:image xlink:href="https://:0" xlink:type="simple" xlink:show="embed" xlink:actuate="onLoad"/><svg:title>Illustration of the internet cloud being accessed by the Microsoft OneDrive smartphone app.</svg:title></draw:frame></draw:a><text:a xlink:type="simple" xlink:href="https://www.lifewire.com/how-to-use-onedrive-4176105" text:style-name="Internet_20_link" text:visited-style-name="Visited_20_Internet_20_Link"><text:s/></text:a></text:p>
              <text:p text:style-name="P50"><text:a xlink:type="simple" xlink:href="https://www.lifewire.com/how-to-use-onedrive-4176105" text:style-name="Internet_20_link" text:visited-style-name="Visited_20_Internet_20_Link">How to Use OneDrive</text:a></text:p>
            </text:list-item>
            <text:list-item>
              <text:p text:style-name="P50"><text:bookmark text:name="masonry-list__item_2-0-5"/><text:bookmark text:name="mntl-card_2-0-5"/><text:soft-page-break/><draw:a xlink:type="simple" xlink:href="https://www.lifewire.com/surdoc-review-1356945"><draw:frame draw:style-name="fr1" draw:name="Image30" text:anchor-type="as-char" svg:width="0.8071in" svg:height="2.4689in" draw:z-index="32"><draw:image xlink:href="https://:0" xlink:type="simple" xlink:show="embed" xlink:actuate="onLoad"/><svg:title>Screenshot of the SurDoc logo</svg:title></draw:frame></draw:a><text:a xlink:type="simple" xlink:href="https://www.lifewire.com/surdoc-review-1356945" text:style-name="Internet_20_link" text:visited-style-name="Visited_20_Internet_20_Link"><text:s/></text:a></text:p>
              <text:p text:style-name="P50"><text:a xlink:type="simple" xlink:href="https://www.lifewire.com/surdoc-review-1356945" text:style-name="Internet_20_link" text:visited-style-name="Visited_20_Internet_20_Link">SurDoc Online Storage Review</text:a></text:p>
            </text:list-item>
            <text:list-item>
              <text:p text:style-name="P50"><text:bookmark text:name="masonry-list__item_2-0-6"/><text:bookmark text:name="mntl-card_2-0-6"/><draw:a xlink:type="simple" xlink:href="https://www.lifewire.com/spideroak-review-2617941"><draw:frame draw:style-name="fr1" draw:name="Image31" text:anchor-type="as-char" svg:width="0.8071in" svg:height="0.8335in" draw:z-index="33"><draw:image xlink:href="https://:0" xlink:type="simple" xlink:show="embed" xlink:actuate="onLoad"/><svg:title>SpiderOak logo</svg:title></draw:frame></draw:a><text:a xlink:type="simple" xlink:href="https://www.lifewire.com/spideroak-review-2617941" text:style-name="Internet_20_link" text:visited-style-name="Visited_20_Internet_20_Link"><text:s/></text:a></text:p>
              <text:p text:style-name="P50"><text:a xlink:type="simple" xlink:href="https://www.lifewire.com/spideroak-review-2617941" text:style-name="Internet_20_link" text:visited-style-name="Visited_20_Internet_20_Link">SpiderOakONE Review</text:a></text:p>
            </text:list-item>
            <text:list-item>
              <text:p text:style-name="P50"><text:bookmark text:name="masonry-list__item_2-0-7"/><text:bookmark text:name="mntl-card_2-0-7"/><draw:a xlink:type="simple" xlink:href="https://www.lifewire.com/livedrive-review-2617928"><draw:frame draw:style-name="fr1" draw:name="Image32" text:anchor-type="as-char" svg:width="0.8071in" svg:height="1.6457in" draw:z-index="34"><draw:image xlink:href="https://:0" xlink:type="simple" xlink:show="embed" xlink:actuate="onLoad"/><svg:title>Livedrive logo</svg:title></draw:frame></draw:a><text:a xlink:type="simple" xlink:href="https://www.lifewire.com/livedrive-review-2617928" text:style-name="Internet_20_link" text:visited-style-name="Visited_20_Internet_20_Link"><text:s/></text:a></text:p>
              <text:p text:style-name="P39"><text:a xlink:type="simple" xlink:href="https://www.lifewire.com/livedrive-review-2617928" text:style-name="Internet_20_link" text:visited-style-name="Visited_20_Internet_20_Link">Livedrive Review</text:a></text:p>
            </text:list-item>
          </text:list>
        </text:section>
      </text:section>
      <text:section text:style-name="Sect1" text:name="mntl-text-block_2-0">
        <text:p text:style-name="Text_20_body">Lifewire</text:p>
      </text:section>
      <text:section text:style-name="Sect1" text:name="social-block_1-0">
        <text:p text:style-name="Text_20_body"/>
        <text:section text:style-name="Sect1" text:name="mntl-newsletter-signup__heading_2-0">
          <text:p text:style-name="Text_20_body">Get the Latest Tech News Delivered Every Day</text:p>
        </text:section>
        <text:section text:style-name="Sect1" text:name="mntl-newsletter-submit_4-0">
          <text:p text:style-name="Text_20_body"><text:bookmark text:name="mntl-newsletter-submit_4-0__input"/><draw:control text:anchor-type="as-char" draw:z-index="35" draw:style-name="gr1" draw:text-style-name="P53" svg:width="1.7295in" svg:height="0.2606in" draw:control="control3"/><text:s/></text:p>
        </text:section>
      </text:section>
      <text:section text:style-name="Sect1" text:name="Section3">
        <text:p text:style-name="Text_20_body"><text:bookmark text:name="social-block_1-0"/></text:p>
        <text:section text:style-name="Sect1" text:name="Section4">
          <text:p text:style-name="Text_20_body"><text:bookmark text:name="mntl-newsletter-submit_4-0"/></text:p>
        </text:section>
        <text:section text:style-name="Sect1" text:name="social-follow_1-0">
          <text:p text:style-name="Text_20_body">Follow Us</text:p>
          <text:list xml:id="list3550309195" text:style-name="L40">
            <text:list-item>
              <text:p text:style-name="P40"><text:a xlink:type="simple" xlink:href="http://www.facebook.com/lifewire" office:target-frame-name="_blank" xlink:show="new" text:style-name="Internet_20_link" text:visited-style-name="Visited_20_Internet_20_Link">Facebook </text:a></text:p>
            </text:list-item>
          </text:list>
        </text:section>
      </text:section>
      <text:list xml:id="list2454043752" text:style-name="L41">
        <text:list-item>
          <text:p text:style-name="P51"><text:bookmark text:name="mntl-block_2-0"/><text:bookmark text:name="footer-nav__list-item_1-0"/><text:bookmark text:name="mntl-text-block_3-0"/><text:a xlink:type="simple" xlink:href="https://www.lifewire.com/news-4795879" text:style-name="Internet_20_link" text:visited-style-name="Visited_20_Internet_20_Link">News</text:a> </text:p>
        </text:list-item>
        <text:list-item>
          <text:p text:style-name="P51"><text:bookmark text:name="footer-nav__list-item_1-0-1"/><text:bookmark text:name="mntl-text-block_3-0-1"/><text:a xlink:type="simple" xlink:href="https://www.lifewire.com/best-products-4781319" text:style-name="Internet_20_link" text:visited-style-name="Visited_20_Internet_20_Link">Best Products</text:a> </text:p>
        </text:list-item>
        <text:list-item>
          <text:p text:style-name="P51"><text:bookmark text:name="footer-nav__list-item_1-0-2"/><text:bookmark text:name="mntl-text-block_3-0-2"/><text:a xlink:type="simple" xlink:href="https://www.lifewire.com/mobile-phones-4781509" text:style-name="Internet_20_link" text:visited-style-name="Visited_20_Internet_20_Link">Mobile Phones</text:a> </text:p>
        </text:list-item>
        <text:list-item>
          <text:p text:style-name="P41"><text:bookmark text:name="footer-nav__list-item_1-0-3"/><text:bookmark text:name="mntl-text-block_3-0-3"/><text:a xlink:type="simple" xlink:href="https://www.lifewire.com/computers-laptops-and-tablets-4781146" text:style-name="Internet_20_link" text:visited-style-name="Visited_20_Internet_20_Link">Computers</text:a> </text:p>
        </text:list-item>
      </text:list>
      <text:list xml:id="list986074807" text:style-name="L42">
        <text:list-item>
          <text:p text:style-name="P52"><text:bookmark text:name="footer-links_1-0"/><text:soft-page-break/><text:a xlink:type="simple" xlink:href="https://www.lifewire.com/about-us-5081224" text:style-name="Internet_20_link" text:visited-style-name="Visited_20_Internet_20_Link">About Us</text:a> </text:p>
        </text:list-item>
        <text:list-item>
          <text:p text:style-name="P52"><text:a xlink:type="simple" xlink:href="https://www.dotdash.com/our-brands/" office:target-frame-name="_blank" xlink:show="new" text:style-name="Internet_20_link" text:visited-style-name="Visited_20_Internet_20_Link">Advertise</text:a> </text:p>
        </text:list-item>
        <text:list-item>
          <text:p text:style-name="P52"><text:a xlink:type="simple" xlink:href="https://www.lifewire.com/legal-4778041#privacy-policy" text:style-name="Internet_20_link" text:visited-style-name="Visited_20_Internet_20_Link">Privacy Policy</text:a> </text:p>
        </text:list-item>
        <text:list-item>
          <text:p text:style-name="P52"><text:a xlink:type="simple" xlink:href="https://www.lifewire.com/legal-4778041#lifewire-cookie-disclosure" text:style-name="Internet_20_link" text:visited-style-name="Visited_20_Internet_20_Link">Cookie Policy</text:a> </text:p>
        </text:list-item>
        <text:list-item>
          <text:p text:style-name="P52"><text:a xlink:type="simple" xlink:href="https://www.dotdash.com/careers/" office:target-frame-name="_blank" xlink:show="new" text:style-name="Internet_20_link" text:visited-style-name="Visited_20_Internet_20_Link">Careers</text:a> </text:p>
        </text:list-item>
        <text:list-item>
          <text:p text:style-name="P52"><text:a xlink:type="simple" xlink:href="https://www.lifewire.com/about-us-5081224#editorial-guidelines" text:style-name="Internet_20_link" text:visited-style-name="Visited_20_Internet_20_Link">Editorial Guidelines</text:a> </text:p>
        </text:list-item>
        <text:list-item>
          <text:p text:style-name="P52"><text:a xlink:type="simple" xlink:href="https://www.lifewire.com/about-us-5081224#contact-us" text:style-name="Internet_20_link" text:visited-style-name="Visited_20_Internet_20_Link">Contact</text:a> </text:p>
        </text:list-item>
        <text:list-item>
          <text:p text:style-name="P52"><text:a xlink:type="simple" xlink:href="https://www.lifewire.com/legal-4778041#terms-of-use" text:style-name="Internet_20_link" text:visited-style-name="Visited_20_Internet_20_Link">Terms of Use</text:a> </text:p>
        </text:list-item>
        <text:list-item>
          <text:p text:style-name="P42"><text:a xlink:type="simple" xlink:href="https://www.lifewire.com/legal-4778041#california-privacy-notice" text:style-name="Internet_20_link" text:visited-style-name="Visited_20_Internet_20_Link">California Privacy Notice</text:a> </text:p>
        </text:list-item>
      </text:list>
      <text:p text:style-name="P43"><text:bookmark text:name="truste-badge_1-0"/>Lifewire is part of the <text:a xlink:type="simple" xlink:href="https://www.dotdash.com/" office:target-frame-name="_blank" xlink:show="new" text:style-name="Internet_20_link" text:visited-style-name="Visited_20_Internet_20_Link">Dotdash</text:a> publishing family. </text:p>
      <text:section text:style-name="Sect1" text:name="mntl-sponsor-tracking-codes_1-0">
        <text:p text:style-name="P43"/>
      </text:section>
      <text:section text:style-name="Sect1" text:name="mntl-dynamic-tooltip">
        <text:p text:style-name="P43"/>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9:17:56.905489251</meta:creation-date>
    <dc:date>2020-11-09T19:18:36.011925955</dc:date>
    <meta:editing-duration>PT39S</meta:editing-duration>
    <meta:editing-cycles>1</meta:editing-cycles>
    <meta:document-statistic meta:table-count="0" meta:image-count="32" meta:object-count="1" meta:page-count="24" meta:paragraph-count="531" meta:word-count="3510" meta:character-count="19039" meta:non-whitespace-character-count="15919"/>
    <meta:generator>LibreOffice/6.4.2.2$Linux_X86_64 LibreOffice_project/40$Build-2</meta:generator>
  </office:meta>
</office:document-meta>
</file>